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0.3138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circle_lp_wp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.13388429752066" calcext:value-type="float">
            <text:p>1.13388429752066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speed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table:formula="of:=ABS((SQRT(SUMXMY2([.C2:.D2];[.C1:.D1]))/[.$H$2]))*[.$I$2]+[.A1]" office:value-type="float" office:value="0.228708262157247" calcext:value-type="float">
            <text:p>0.228708262157247</text:p>
          </table:table-cell>
          <table:table-cell office:value-type="float" office:value="1.5" calcext:value-type="float">
            <text:p>1.5</text:p>
          </table:table-cell>
          <table:table-cell office:value-type="float" office:value="1.11735537190083" calcext:value-type="float">
            <text:p>1.11735537190083</text:p>
          </table:table-cell>
          <table:table-cell office:value-type="float" office:value="0.702066115702479" calcext:value-type="float">
            <text:p>0.702066115702479</text:p>
          </table:table-cell>
          <table:table-cell table:number-columns-repeated="3"/>
          <table:table-cell table:style-name="ce1" office:value-type="float" office:value="0.1" calcext:value-type="float">
            <text:p>0.1</text:p>
          </table:table-cell>
          <table:table-cell office:value-type="float" office:value="1.373" calcext:value-type="float">
            <text:p>1.373</text:p>
          </table:table-cell>
          <table:table-cell table:formula="of:=[.A189]" office:value-type="float" office:value="39.4263700736533" calcext:value-type="float">
            <text:p>39.4263700736533</text:p>
          </table:table-cell>
        </table:table-row>
        <table:table-row table:style-name="ro1">
          <table:table-cell table:formula="of:=ABS((SQRT(SUMXMY2([.C3:.D3];[.C2:.D2]))/[.$H$2]))*[.$I$2]+[.A2]" office:value-type="float" office:value="0.457416524314632" calcext:value-type="float">
            <text:p>0.457416524314632</text:p>
          </table:table-cell>
          <table:table-cell office:value-type="float" office:value="1.5" calcext:value-type="float">
            <text:p>1.5</text:p>
          </table:table-cell>
          <table:table-cell office:value-type="float" office:value="1.10082644628099" calcext:value-type="float">
            <text:p>1.10082644628099</text:p>
          </table:table-cell>
          <table:table-cell office:value-type="float" office:value="0.704132231404959" calcext:value-type="float">
            <text:p>0.704132231404959</text:p>
          </table:table-cell>
          <table:table-cell table:number-columns-repeated="6"/>
        </table:table-row>
        <table:table-row table:style-name="ro1">
          <table:table-cell table:formula="of:=ABS((SQRT(SUMXMY2([.C4:.D4];[.C3:.D3]))/[.$H$2]))*[.$I$2]+[.A3]" office:value-type="float" office:value="0.68612478647188" calcext:value-type="float">
            <text:p>0.68612478647188</text:p>
          </table:table-cell>
          <table:table-cell office:value-type="float" office:value="1.5" calcext:value-type="float">
            <text:p>1.5</text:p>
          </table:table-cell>
          <table:table-cell office:value-type="float" office:value="1.08429752066116" calcext:value-type="float">
            <text:p>1.08429752066116</text:p>
          </table:table-cell>
          <table:table-cell office:value-type="float" office:value="0.706198347107438" calcext:value-type="float">
            <text:p>0.706198347107438</text:p>
          </table:table-cell>
          <table:table-cell table:number-columns-repeated="6"/>
        </table:table-row>
        <table:table-row table:style-name="ro1">
          <table:table-cell table:formula="of:=ABS((SQRT(SUMXMY2([.C5:.D5];[.C4:.D4]))/[.$H$2]))*[.$I$2]+[.A4]" office:value-type="float" office:value="0.920051399032821" calcext:value-type="float">
            <text:p>0.920051399032821</text:p>
          </table:table-cell>
          <table:table-cell office:value-type="float" office:value="1.5" calcext:value-type="float">
            <text:p>1.5</text:p>
          </table:table-cell>
          <table:table-cell office:value-type="float" office:value="1.06776859504132" calcext:value-type="float">
            <text:p>1.06776859504132</text:p>
          </table:table-cell>
          <table:table-cell office:value-type="float" office:value="0.710330578512397" calcext:value-type="float">
            <text:p>0.710330578512397</text:p>
          </table:table-cell>
          <table:table-cell table:number-columns-repeated="6"/>
        </table:table-row>
        <table:table-row table:style-name="ro1">
          <table:table-cell table:formula="of:=ABS((SQRT(SUMXMY2([.C6:.D6];[.C5:.D5]))/[.$H$2]))*[.$I$2]+[.A5]" office:value-type="float" office:value="1.14875966119007" calcext:value-type="float">
            <text:p>1.14875966119007</text:p>
          </table:table-cell>
          <table:table-cell office:value-type="float" office:value="1.5" calcext:value-type="float">
            <text:p>1.5</text:p>
          </table:table-cell>
          <table:table-cell office:value-type="float" office:value="1.05123966942149" calcext:value-type="float">
            <text:p>1.05123966942149</text:p>
          </table:table-cell>
          <table:table-cell office:value-type="float" office:value="0.712396694214876" calcext:value-type="float">
            <text:p>0.712396694214876</text:p>
          </table:table-cell>
          <table:table-cell table:number-columns-repeated="6"/>
        </table:table-row>
        <table:table-row table:style-name="ro1">
          <table:table-cell table:formula="of:=ABS((SQRT(SUMXMY2([.C7:.D7];[.C6:.D6]))/[.$H$2]))*[.$I$2]+[.A6]" office:value-type="float" office:value="1.38268627375101" calcext:value-type="float">
            <text:p>1.38268627375101</text:p>
          </table:table-cell>
          <table:table-cell office:value-type="float" office:value="1.5" calcext:value-type="float">
            <text:p>1.5</text:p>
          </table:table-cell>
          <table:table-cell office:value-type="float" office:value="1.03471074380165" calcext:value-type="float">
            <text:p>1.03471074380165</text:p>
          </table:table-cell>
          <table:table-cell office:value-type="float" office:value="0.716528925619835" calcext:value-type="float">
            <text:p>0.716528925619835</text:p>
          </table:table-cell>
          <table:table-cell table:number-columns-repeated="6"/>
        </table:table-row>
        <table:table-row table:style-name="ro1">
          <table:table-cell table:formula="of:=ABS((SQRT(SUMXMY2([.C8:.D8];[.C7:.D7]))/[.$H$2]))*[.$I$2]+[.A7]" office:value-type="float" office:value="1.62506059487328" calcext:value-type="float">
            <text:p>1.62506059487328</text:p>
          </table:table-cell>
          <table:table-cell office:value-type="float" office:value="1.5" calcext:value-type="float">
            <text:p>1.5</text:p>
          </table:table-cell>
          <table:table-cell office:value-type="float" office:value="1.01818181818182" calcext:value-type="float">
            <text:p>1.01818181818182</text:p>
          </table:table-cell>
          <table:table-cell office:value-type="float" office:value="0.722727272727273" calcext:value-type="float">
            <text:p>0.722727272727273</text:p>
          </table:table-cell>
          <table:table-cell table:number-columns-repeated="6"/>
        </table:table-row>
        <table:table-row table:style-name="ro1">
          <table:table-cell table:formula="of:=ABS((SQRT(SUMXMY2([.C9:.D9];[.C8:.D8]))/[.$H$2]))*[.$I$2]+[.A8]" office:value-type="float" office:value="1.86743491599568" calcext:value-type="float">
            <text:p>1.86743491599568</text:p>
          </table:table-cell>
          <table:table-cell office:value-type="float" office:value="1.5" calcext:value-type="float">
            <text:p>1.5</text:p>
          </table:table-cell>
          <table:table-cell office:value-type="float" office:value="1.00165289256198" calcext:value-type="float">
            <text:p>1.00165289256198</text:p>
          </table:table-cell>
          <table:table-cell office:value-type="float" office:value="0.728925619834711" calcext:value-type="float">
            <text:p>0.728925619834711</text:p>
          </table:table-cell>
          <table:table-cell table:number-columns-repeated="6"/>
        </table:table-row>
        <table:table-row table:style-name="ro1">
          <table:table-cell table:formula="of:=ABS((SQRT(SUMXMY2([.C10:.D10];[.C9:.D9]))/[.$H$2]))*[.$I$2]+[.A9]" office:value-type="float" office:value="2.10980923711797" calcext:value-type="float">
            <text:p>2.10980923711797</text:p>
          </table:table-cell>
          <table:table-cell office:value-type="float" office:value="1.5" calcext:value-type="float">
            <text:p>1.5</text:p>
          </table:table-cell>
          <table:table-cell office:value-type="float" office:value="0.985123966942149" calcext:value-type="float">
            <text:p>0.985123966942149</text:p>
          </table:table-cell>
          <table:table-cell office:value-type="float" office:value="0.735123966942149" calcext:value-type="float">
            <text:p>0.735123966942149</text:p>
          </table:table-cell>
          <table:table-cell table:number-columns-repeated="6"/>
        </table:table-row>
        <table:table-row table:style-name="ro1">
          <table:table-cell table:formula="of:=ABS((SQRT(SUMXMY2([.C11:.D11];[.C10:.D10]))/[.$H$2]))*[.$I$2]+[.A10]" office:value-type="float" office:value="2.35218355824031" calcext:value-type="float">
            <text:p>2.35218355824031</text:p>
          </table:table-cell>
          <table:table-cell office:value-type="float" office:value="1.5" calcext:value-type="float">
            <text:p>1.5</text:p>
          </table:table-cell>
          <table:table-cell office:value-type="float" office:value="0.968595041322314" calcext:value-type="float">
            <text:p>0.968595041322314</text:p>
          </table:table-cell>
          <table:table-cell office:value-type="float" office:value="0.741322314049587" calcext:value-type="float">
            <text:p>0.741322314049587</text:p>
          </table:table-cell>
          <table:table-cell table:number-columns-repeated="6"/>
        </table:table-row>
        <table:table-row table:style-name="ro1">
          <table:table-cell table:formula="of:=ABS((SQRT(SUMXMY2([.C12:.D12];[.C11:.D11]))/[.$H$2]))*[.$I$2]+[.A11]" office:value-type="float" office:value="2.6059125940343" calcext:value-type="float">
            <text:p>2.6059125940343</text:p>
          </table:table-cell>
          <table:table-cell office:value-type="float" office:value="1.5" calcext:value-type="float">
            <text:p>1.5</text:p>
          </table:table-cell>
          <table:table-cell office:value-type="float" office:value="0.952066115702479" calcext:value-type="float">
            <text:p>0.952066115702479</text:p>
          </table:table-cell>
          <table:table-cell office:value-type="float" office:value="0.749586776859504" calcext:value-type="float">
            <text:p>0.749586776859504</text:p>
          </table:table-cell>
          <table:table-cell table:number-columns-repeated="6"/>
        </table:table-row>
        <table:table-row table:style-name="ro1">
          <table:table-cell table:formula="of:=ABS((SQRT(SUMXMY2([.C13:.D13];[.C12:.D12]))/[.$H$2]))*[.$I$2]+[.A12]" office:value-type="float" office:value="2.85964162982828" calcext:value-type="float">
            <text:p>2.85964162982828</text:p>
          </table:table-cell>
          <table:table-cell office:value-type="float" office:value="1.5" calcext:value-type="float">
            <text:p>1.5</text:p>
          </table:table-cell>
          <table:table-cell office:value-type="float" office:value="0.935537190082644" calcext:value-type="float">
            <text:p>0.935537190082644</text:p>
          </table:table-cell>
          <table:table-cell office:value-type="float" office:value="0.757851239669421" calcext:value-type="float">
            <text:p>0.757851239669421</text:p>
          </table:table-cell>
          <table:table-cell table:number-columns-repeated="6"/>
        </table:table-row>
        <table:table-row table:style-name="ro1">
          <table:table-cell table:formula="of:=ABS((SQRT(SUMXMY2([.C14:.D14];[.C13:.D13]))/[.$H$2]))*[.$I$2]+[.A13]" office:value-type="float" office:value="3.12726262351244" calcext:value-type="float">
            <text:p>3.12726262351244</text:p>
          </table:table-cell>
          <table:table-cell office:value-type="float" office:value="1.5" calcext:value-type="float">
            <text:p>1.5</text:p>
          </table:table-cell>
          <table:table-cell office:value-type="float" office:value="0.91900826446281" calcext:value-type="float">
            <text:p>0.91900826446281</text:p>
          </table:table-cell>
          <table:table-cell office:value-type="float" office:value="0.768181818181818" calcext:value-type="float">
            <text:p>0.768181818181818</text:p>
          </table:table-cell>
          <table:table-cell table:number-columns-repeated="6"/>
        </table:table-row>
        <table:table-row table:style-name="ro1">
          <table:table-cell table:formula="of:=ABS((SQRT(SUMXMY2([.C15:.D15];[.C14:.D14]))/[.$H$2]))*[.$I$2]+[.A14]" office:value-type="float" office:value="3.39488361719662" calcext:value-type="float">
            <text:p>3.39488361719662</text:p>
          </table:table-cell>
          <table:table-cell office:value-type="float" office:value="1.5" calcext:value-type="float">
            <text:p>1.5</text:p>
          </table:table-cell>
          <table:table-cell office:value-type="float" office:value="0.902479338842975" calcext:value-type="float">
            <text:p>0.902479338842975</text:p>
          </table:table-cell>
          <table:table-cell office:value-type="float" office:value="0.778512396694215" calcext:value-type="float">
            <text:p>0.778512396694215</text:p>
          </table:table-cell>
          <table:table-cell table:number-columns-repeated="6"/>
        </table:table-row>
        <table:table-row table:style-name="ro1">
          <table:table-cell table:formula="of:=ABS((SQRT(SUMXMY2([.C16:.D16];[.C15:.D15]))/[.$H$2]))*[.$I$2]+[.A15]" office:value-type="float" office:value="3.53672246017182" calcext:value-type="float">
            <text:p>3.53672246017182</text:p>
          </table:table-cell>
          <table:table-cell office:value-type="float" office:value="1.5" calcext:value-type="float">
            <text:p>1.5</text:p>
          </table:table-cell>
          <table:table-cell office:value-type="float" office:value="0.894214876033058" calcext:value-type="float">
            <text:p>0.894214876033058</text:p>
          </table:table-cell>
          <table:table-cell office:value-type="float" office:value="0.784710743801653" calcext:value-type="float">
            <text:p>0.784710743801653</text:p>
          </table:table-cell>
          <table:table-cell table:number-columns-repeated="6"/>
        </table:table-row>
        <table:table-row table:style-name="ro1">
          <table:table-cell table:formula="of:=ABS((SQRT(SUMXMY2([.C17:.D17];[.C16:.D16]))/[.$H$2]))*[.$I$2]+[.A16]" office:value-type="float" office:value="3.67856130314703" calcext:value-type="float">
            <text:p>3.67856130314703</text:p>
          </table:table-cell>
          <table:table-cell office:value-type="float" office:value="1.5" calcext:value-type="float">
            <text:p>1.5</text:p>
          </table:table-cell>
          <table:table-cell office:value-type="float" office:value="0.88595041322314" calcext:value-type="float">
            <text:p>0.88595041322314</text:p>
          </table:table-cell>
          <table:table-cell office:value-type="float" office:value="0.790909090909091" calcext:value-type="float">
            <text:p>0.790909090909091</text:p>
          </table:table-cell>
          <table:table-cell table:number-columns-repeated="6"/>
        </table:table-row>
        <table:table-row table:style-name="ro1">
          <table:table-cell table:formula="of:=ABS((SQRT(SUMXMY2([.C18:.D18];[.C17:.D17]))/[.$H$2]))*[.$I$2]+[.A17]" office:value-type="float" office:value="3.82040014612223" calcext:value-type="float">
            <text:p>3.82040014612223</text:p>
          </table:table-cell>
          <table:table-cell office:value-type="float" office:value="1.5" calcext:value-type="float">
            <text:p>1.5</text:p>
          </table:table-cell>
          <table:table-cell office:value-type="float" office:value="0.877685950413223" calcext:value-type="float">
            <text:p>0.877685950413223</text:p>
          </table:table-cell>
          <table:table-cell office:value-type="float" office:value="0.797107438016529" calcext:value-type="float">
            <text:p>0.797107438016529</text:p>
          </table:table-cell>
          <table:table-cell table:number-columns-repeated="6"/>
        </table:table-row>
        <table:table-row table:style-name="ro1">
          <table:table-cell table:formula="of:=ABS((SQRT(SUMXMY2([.C19:.D19];[.C18:.D18]))/[.$H$2]))*[.$I$2]+[.A18]" office:value-type="float" office:value="3.96223898909744" calcext:value-type="float">
            <text:p>3.96223898909744</text:p>
          </table:table-cell>
          <table:table-cell office:value-type="float" office:value="1.5" calcext:value-type="float">
            <text:p>1.5</text:p>
          </table:table-cell>
          <table:table-cell office:value-type="float" office:value="0.869421487603306" calcext:value-type="float">
            <text:p>0.869421487603306</text:p>
          </table:table-cell>
          <table:table-cell office:value-type="float" office:value="0.803305785123967" calcext:value-type="float">
            <text:p>0.803305785123967</text:p>
          </table:table-cell>
          <table:table-cell table:number-columns-repeated="6"/>
        </table:table-row>
        <table:table-row table:style-name="ro1">
          <table:table-cell table:formula="of:=ABS((SQRT(SUMXMY2([.C20:.D20];[.C19:.D19]))/[.$H$2]))*[.$I$2]+[.A19]" office:value-type="float" office:value="4.10407783207265" calcext:value-type="float">
            <text:p>4.10407783207265</text:p>
          </table:table-cell>
          <table:table-cell office:value-type="float" office:value="1.5" calcext:value-type="float">
            <text:p>1.5</text:p>
          </table:table-cell>
          <table:table-cell office:value-type="float" office:value="0.861157024793388" calcext:value-type="float">
            <text:p>0.861157024793388</text:p>
          </table:table-cell>
          <table:table-cell office:value-type="float" office:value="0.809504132231405" calcext:value-type="float">
            <text:p>0.809504132231405</text:p>
          </table:table-cell>
          <table:table-cell table:number-columns-repeated="6"/>
        </table:table-row>
        <table:table-row table:style-name="ro1">
          <table:table-cell table:formula="of:=ABS((SQRT(SUMXMY2([.C21:.D21];[.C20:.D20]))/[.$H$2]))*[.$I$2]+[.A20]" office:value-type="float" office:value="4.26455016439812" calcext:value-type="float">
            <text:p>4.26455016439812</text:p>
          </table:table-cell>
          <table:table-cell office:value-type="float" office:value="1.5" calcext:value-type="float">
            <text:p>1.5</text:p>
          </table:table-cell>
          <table:table-cell office:value-type="float" office:value="0.852892561983471" calcext:value-type="float">
            <text:p>0.852892561983471</text:p>
          </table:table-cell>
          <table:table-cell office:value-type="float" office:value="0.817768595041322" calcext:value-type="float">
            <text:p>0.817768595041322</text:p>
          </table:table-cell>
          <table:table-cell table:number-columns-repeated="6"/>
        </table:table-row>
        <table:table-row table:style-name="ro1">
          <table:table-cell table:formula="of:=ABS((SQRT(SUMXMY2([.C22:.D22];[.C21:.D21]))/[.$H$2]))*[.$I$2]+[.A21]" office:value-type="float" office:value="4.40638900737332" calcext:value-type="float">
            <text:p>4.40638900737332</text:p>
          </table:table-cell>
          <table:table-cell office:value-type="float" office:value="1.5" calcext:value-type="float">
            <text:p>1.5</text:p>
          </table:table-cell>
          <table:table-cell office:value-type="float" office:value="0.844628099173554" calcext:value-type="float">
            <text:p>0.844628099173554</text:p>
          </table:table-cell>
          <table:table-cell office:value-type="float" office:value="0.82396694214876" calcext:value-type="float">
            <text:p>0.82396694214876</text:p>
          </table:table-cell>
          <table:table-cell table:number-columns-repeated="6"/>
        </table:table-row>
        <table:table-row table:style-name="ro1">
          <table:table-cell table:formula="of:=ABS((SQRT(SUMXMY2([.C23:.D23];[.C22:.D22]))/[.$H$2]))*[.$I$2]+[.A22]" office:value-type="float" office:value="4.56686133969881" calcext:value-type="float">
            <text:p>4.56686133969881</text:p>
          </table:table-cell>
          <table:table-cell office:value-type="float" office:value="1.5" calcext:value-type="float">
            <text:p>1.5</text:p>
          </table:table-cell>
          <table:table-cell office:value-type="float" office:value="0.836363636363636" calcext:value-type="float">
            <text:p>0.836363636363636</text:p>
          </table:table-cell>
          <table:table-cell office:value-type="float" office:value="0.832231404958678" calcext:value-type="float">
            <text:p>0.832231404958678</text:p>
          </table:table-cell>
          <table:table-cell table:number-columns-repeated="6"/>
        </table:table-row>
        <table:table-row table:style-name="ro1">
          <table:table-cell table:formula="of:=ABS((SQRT(SUMXMY2([.C24:.D24];[.C23:.D23]))/[.$H$2]))*[.$I$2]+[.A23]" office:value-type="float" office:value="4.72733367202428" calcext:value-type="float">
            <text:p>4.72733367202428</text:p>
          </table:table-cell>
          <table:table-cell office:value-type="float" office:value="1.5" calcext:value-type="float">
            <text:p>1.5</text:p>
          </table:table-cell>
          <table:table-cell office:value-type="float" office:value="0.828099173553719" calcext:value-type="float">
            <text:p>0.828099173553719</text:p>
          </table:table-cell>
          <table:table-cell office:value-type="float" office:value="0.840495867768595" calcext:value-type="float">
            <text:p>0.840495867768595</text:p>
          </table:table-cell>
          <table:table-cell table:number-columns-repeated="6"/>
        </table:table-row>
        <table:table-row table:style-name="ro1">
          <table:table-cell table:formula="of:=ABS((SQRT(SUMXMY2([.C25:.D25];[.C24:.D24]))/[.$H$2]))*[.$I$2]+[.A24]" office:value-type="float" office:value="4.88780600434976" calcext:value-type="float">
            <text:p>4.88780600434976</text:p>
          </table:table-cell>
          <table:table-cell office:value-type="float" office:value="1.5" calcext:value-type="float">
            <text:p>1.5</text:p>
          </table:table-cell>
          <table:table-cell office:value-type="float" office:value="0.819834710743801" calcext:value-type="float">
            <text:p>0.819834710743801</text:p>
          </table:table-cell>
          <table:table-cell office:value-type="float" office:value="0.848760330578512" calcext:value-type="float">
            <text:p>0.848760330578512</text:p>
          </table:table-cell>
          <table:table-cell table:number-columns-repeated="6"/>
        </table:table-row>
        <table:table-row table:style-name="ro1">
          <table:table-cell table:formula="of:=ABS((SQRT(SUMXMY2([.C26:.D26];[.C25:.D25]))/[.$H$2]))*[.$I$2]+[.A25]" office:value-type="float" office:value="5.02964484732496" calcext:value-type="float">
            <text:p>5.02964484732496</text:p>
          </table:table-cell>
          <table:table-cell office:value-type="float" office:value="1.5" calcext:value-type="float">
            <text:p>1.5</text:p>
          </table:table-cell>
          <table:table-cell office:value-type="float" office:value="0.813636363636364" calcext:value-type="float">
            <text:p>0.813636363636364</text:p>
          </table:table-cell>
          <table:table-cell office:value-type="float" office:value="0.85702479338843" calcext:value-type="float">
            <text:p>0.85702479338843</text:p>
          </table:table-cell>
          <table:table-cell table:number-columns-repeated="6"/>
        </table:table-row>
        <table:table-row table:style-name="ro1">
          <table:table-cell table:formula="of:=ABS((SQRT(SUMXMY2([.C27:.D27];[.C26:.D26]))/[.$H$2]))*[.$I$2]+[.A26]" office:value-type="float" office:value="5.19011717965044" calcext:value-type="float">
            <text:p>5.19011717965044</text:p>
          </table:table-cell>
          <table:table-cell office:value-type="float" office:value="1.5" calcext:value-type="float">
            <text:p>1.5</text:p>
          </table:table-cell>
          <table:table-cell office:value-type="float" office:value="0.805371900826446" calcext:value-type="float">
            <text:p>0.805371900826446</text:p>
          </table:table-cell>
          <table:table-cell office:value-type="float" office:value="0.865289256198347" calcext:value-type="float">
            <text:p>0.865289256198347</text:p>
          </table:table-cell>
          <table:table-cell table:number-columns-repeated="6"/>
        </table:table-row>
        <table:table-row table:style-name="ro1">
          <table:table-cell table:formula="of:=ABS((SQRT(SUMXMY2([.C28:.D28];[.C27:.D27]))/[.$H$2]))*[.$I$2]+[.A27]" office:value-type="float" office:value="5.33195602262565" calcext:value-type="float">
            <text:p>5.33195602262565</text:p>
          </table:table-cell>
          <table:table-cell office:value-type="float" office:value="1.5" calcext:value-type="float">
            <text:p>1.5</text:p>
          </table:table-cell>
          <table:table-cell office:value-type="float" office:value="0.799173553719008" calcext:value-type="float">
            <text:p>0.799173553719008</text:p>
          </table:table-cell>
          <table:table-cell office:value-type="float" office:value="0.873553719008264" calcext:value-type="float">
            <text:p>0.873553719008264</text:p>
          </table:table-cell>
          <table:table-cell table:number-columns-repeated="6"/>
        </table:table-row>
        <table:table-row table:style-name="ro1">
          <table:table-cell table:formula="of:=ABS((SQRT(SUMXMY2([.C29:.D29];[.C28:.D28]))/[.$H$2]))*[.$I$2]+[.A28]" office:value-type="float" office:value="5.47379486560086" calcext:value-type="float">
            <text:p>5.47379486560086</text:p>
          </table:table-cell>
          <table:table-cell office:value-type="float" office:value="1.5" calcext:value-type="float">
            <text:p>1.5</text:p>
          </table:table-cell>
          <table:table-cell office:value-type="float" office:value="0.79297520661157" calcext:value-type="float">
            <text:p>0.79297520661157</text:p>
          </table:table-cell>
          <table:table-cell office:value-type="float" office:value="0.881818181818182" calcext:value-type="float">
            <text:p>0.881818181818182</text:p>
          </table:table-cell>
          <table:table-cell table:number-columns-repeated="6"/>
        </table:table-row>
        <table:table-row table:style-name="ro1">
          <table:table-cell table:formula="of:=ABS((SQRT(SUMXMY2([.C30:.D30];[.C29:.D29]))/[.$H$2]))*[.$I$2]+[.A29]" office:value-type="float" office:value="5.61563370857606" calcext:value-type="float">
            <text:p>5.61563370857606</text:p>
          </table:table-cell>
          <table:table-cell office:value-type="float" office:value="1.5" calcext:value-type="float">
            <text:p>1.5</text:p>
          </table:table-cell>
          <table:table-cell office:value-type="float" office:value="0.786776859504132" calcext:value-type="float">
            <text:p>0.786776859504132</text:p>
          </table:table-cell>
          <table:table-cell office:value-type="float" office:value="0.890082644628099" calcext:value-type="float">
            <text:p>0.890082644628099</text:p>
          </table:table-cell>
          <table:table-cell table:number-columns-repeated="6"/>
        </table:table-row>
        <table:table-row table:style-name="ro1">
          <table:table-cell table:formula="of:=ABS((SQRT(SUMXMY2([.C31:.D31];[.C30:.D30]))/[.$H$2]))*[.$I$2]+[.A30]" office:value-type="float" office:value="5.75747255155127" calcext:value-type="float">
            <text:p>5.75747255155127</text:p>
          </table:table-cell>
          <table:table-cell office:value-type="float" office:value="1.5" calcext:value-type="float">
            <text:p>1.5</text:p>
          </table:table-cell>
          <table:table-cell office:value-type="float" office:value="0.780578512396694" calcext:value-type="float">
            <text:p>0.780578512396694</text:p>
          </table:table-cell>
          <table:table-cell office:value-type="float" office:value="0.898347107438016" calcext:value-type="float">
            <text:p>0.898347107438016</text:p>
          </table:table-cell>
          <table:table-cell table:number-columns-repeated="6"/>
        </table:table-row>
        <table:table-row table:style-name="ro1">
          <table:table-cell table:formula="of:=ABS((SQRT(SUMXMY2([.C32:.D32];[.C31:.D31]))/[.$H$2]))*[.$I$2]+[.A31]" office:value-type="float" office:value="6.02509354523544" calcext:value-type="float">
            <text:p>6.02509354523544</text:p>
          </table:table-cell>
          <table:table-cell office:value-type="float" office:value="1.5" calcext:value-type="float">
            <text:p>1.5</text:p>
          </table:table-cell>
          <table:table-cell office:value-type="float" office:value="0.770247933884297" calcext:value-type="float">
            <text:p>0.770247933884297</text:p>
          </table:table-cell>
          <table:table-cell office:value-type="float" office:value="0.914876033057851" calcext:value-type="float">
            <text:p>0.914876033057851</text:p>
          </table:table-cell>
          <table:table-cell table:number-columns-repeated="6"/>
        </table:table-row>
        <table:table-row table:style-name="ro1">
          <table:table-cell table:formula="of:=ABS((SQRT(SUMXMY2([.C33:.D33];[.C32:.D32]))/[.$H$2]))*[.$I$2]+[.A32]" office:value-type="float" office:value="6.29271453891961" calcext:value-type="float">
            <text:p>6.29271453891961</text:p>
          </table:table-cell>
          <table:table-cell office:value-type="float" office:value="1.5" calcext:value-type="float">
            <text:p>1.5</text:p>
          </table:table-cell>
          <table:table-cell office:value-type="float" office:value="0.759917355371901" calcext:value-type="float">
            <text:p>0.759917355371901</text:p>
          </table:table-cell>
          <table:table-cell office:value-type="float" office:value="0.931404958677686" calcext:value-type="float">
            <text:p>0.931404958677686</text:p>
          </table:table-cell>
          <table:table-cell table:number-columns-repeated="6"/>
        </table:table-row>
        <table:table-row table:style-name="ro1">
          <table:table-cell table:formula="of:=ABS((SQRT(SUMXMY2([.C34:.D34];[.C33:.D33]))/[.$H$2]))*[.$I$2]+[.A33]" office:value-type="float" office:value="6.5464435747136" calcext:value-type="float">
            <text:p>6.5464435747136</text:p>
          </table:table-cell>
          <table:table-cell office:value-type="float" office:value="1.5" calcext:value-type="float">
            <text:p>1.5</text:p>
          </table:table-cell>
          <table:table-cell office:value-type="float" office:value="0.751652892561983" calcext:value-type="float">
            <text:p>0.751652892561983</text:p>
          </table:table-cell>
          <table:table-cell office:value-type="float" office:value="0.947933884297521" calcext:value-type="float">
            <text:p>0.947933884297521</text:p>
          </table:table-cell>
          <table:table-cell table:number-columns-repeated="6"/>
        </table:table-row>
        <table:table-row table:style-name="ro1">
          <table:table-cell table:formula="of:=ABS((SQRT(SUMXMY2([.C35:.D35];[.C34:.D34]))/[.$H$2]))*[.$I$2]+[.A34]" office:value-type="float" office:value="6.80017261050757" calcext:value-type="float">
            <text:p>6.80017261050757</text:p>
          </table:table-cell>
          <table:table-cell office:value-type="float" office:value="1.5" calcext:value-type="float">
            <text:p>1.5</text:p>
          </table:table-cell>
          <table:table-cell office:value-type="float" office:value="0.743388429752066" calcext:value-type="float">
            <text:p>0.743388429752066</text:p>
          </table:table-cell>
          <table:table-cell office:value-type="float" office:value="0.964462809917355" calcext:value-type="float">
            <text:p>0.964462809917355</text:p>
          </table:table-cell>
          <table:table-cell table:number-columns-repeated="6"/>
        </table:table-row>
        <table:table-row table:style-name="ro1">
          <table:table-cell table:formula="of:=ABS((SQRT(SUMXMY2([.C36:.D36];[.C35:.D35]))/[.$H$2]))*[.$I$2]+[.A35]" office:value-type="float" office:value="7.04254693162991" calcext:value-type="float">
            <text:p>7.04254693162991</text:p>
          </table:table-cell>
          <table:table-cell office:value-type="float" office:value="1.5" calcext:value-type="float">
            <text:p>1.5</text:p>
          </table:table-cell>
          <table:table-cell office:value-type="float" office:value="0.737190082644628" calcext:value-type="float">
            <text:p>0.737190082644628</text:p>
          </table:table-cell>
          <table:table-cell office:value-type="float" office:value="0.98099173553719" calcext:value-type="float">
            <text:p>0.98099173553719</text:p>
          </table:table-cell>
          <table:table-cell table:number-columns-repeated="6"/>
        </table:table-row>
        <table:table-row table:style-name="ro1">
          <table:table-cell table:formula="of:=ABS((SQRT(SUMXMY2([.C37:.D37];[.C36:.D36]))/[.$H$2]))*[.$I$2]+[.A36]" office:value-type="float" office:value="7.29627596742389" calcext:value-type="float">
            <text:p>7.29627596742389</text:p>
          </table:table-cell>
          <table:table-cell office:value-type="float" office:value="1.5" calcext:value-type="float">
            <text:p>1.5</text:p>
          </table:table-cell>
          <table:table-cell office:value-type="float" office:value="0.728925619834711" calcext:value-type="float">
            <text:p>0.728925619834711</text:p>
          </table:table-cell>
          <table:table-cell office:value-type="float" office:value="0.997520661157025" calcext:value-type="float">
            <text:p>0.997520661157025</text:p>
          </table:table-cell>
          <table:table-cell table:number-columns-repeated="6"/>
        </table:table-row>
        <table:table-row table:style-name="ro1">
          <table:table-cell table:formula="of:=ABS((SQRT(SUMXMY2([.C38:.D38];[.C37:.D37]))/[.$H$2]))*[.$I$2]+[.A37]" office:value-type="float" office:value="7.53020257998477" calcext:value-type="float">
            <text:p>7.53020257998477</text:p>
          </table:table-cell>
          <table:table-cell office:value-type="float" office:value="1.5" calcext:value-type="float">
            <text:p>1.5</text:p>
          </table:table-cell>
          <table:table-cell office:value-type="float" office:value="0.724793388429752" calcext:value-type="float">
            <text:p>0.724793388429752</text:p>
          </table:table-cell>
          <table:table-cell office:value-type="float" office:value="1.01404958677686" calcext:value-type="float">
            <text:p>1.01404958677686</text:p>
          </table:table-cell>
          <table:table-cell table:number-columns-repeated="6"/>
        </table:table-row>
        <table:table-row table:style-name="ro1">
          <table:table-cell table:formula="of:=ABS((SQRT(SUMXMY2([.C39:.D39];[.C38:.D38]))/[.$H$2]))*[.$I$2]+[.A38]" office:value-type="float" office:value="7.77257690110704" calcext:value-type="float">
            <text:p>7.77257690110704</text:p>
          </table:table-cell>
          <table:table-cell office:value-type="float" office:value="1.5" calcext:value-type="float">
            <text:p>1.5</text:p>
          </table:table-cell>
          <table:table-cell office:value-type="float" office:value="0.718595041322314" calcext:value-type="float">
            <text:p>0.718595041322314</text:p>
          </table:table-cell>
          <table:table-cell office:value-type="float" office:value="1.03057851239669" calcext:value-type="float">
            <text:p>1.03057851239669</text:p>
          </table:table-cell>
          <table:table-cell table:number-columns-repeated="6"/>
        </table:table-row>
        <table:table-row table:style-name="ro1">
          <table:table-cell table:formula="of:=ABS((SQRT(SUMXMY2([.C40:.D40];[.C39:.D39]))/[.$H$2]))*[.$I$2]+[.A39]" office:value-type="float" office:value="8.00650351366798" calcext:value-type="float">
            <text:p>8.00650351366798</text:p>
          </table:table-cell>
          <table:table-cell office:value-type="float" office:value="1.5" calcext:value-type="float">
            <text:p>1.5</text:p>
          </table:table-cell>
          <table:table-cell office:value-type="float" office:value="0.714462809917355" calcext:value-type="float">
            <text:p>0.714462809917355</text:p>
          </table:table-cell>
          <table:table-cell office:value-type="float" office:value="1.04710743801653" calcext:value-type="float">
            <text:p>1.04710743801653</text:p>
          </table:table-cell>
          <table:table-cell table:number-columns-repeated="6"/>
        </table:table-row>
        <table:table-row table:style-name="ro1">
          <table:table-cell table:formula="of:=ABS((SQRT(SUMXMY2([.C41:.D41];[.C40:.D40]))/[.$H$2]))*[.$I$2]+[.A40]" office:value-type="float" office:value="8.24043012622879" calcext:value-type="float">
            <text:p>8.24043012622879</text:p>
          </table:table-cell>
          <table:table-cell office:value-type="float" office:value="1.5" calcext:value-type="float">
            <text:p>1.5</text:p>
          </table:table-cell>
          <table:table-cell office:value-type="float" office:value="0.710330578512397" calcext:value-type="float">
            <text:p>0.710330578512397</text:p>
          </table:table-cell>
          <table:table-cell office:value-type="float" office:value="1.06363636363636" calcext:value-type="float">
            <text:p>1.06363636363636</text:p>
          </table:table-cell>
          <table:table-cell table:number-columns-repeated="6"/>
        </table:table-row>
        <table:table-row table:style-name="ro1">
          <table:table-cell table:formula="of:=ABS((SQRT(SUMXMY2([.C42:.D42];[.C41:.D41]))/[.$H$2]))*[.$I$2]+[.A41]" office:value-type="float" office:value="8.46913838838617" calcext:value-type="float">
            <text:p>8.46913838838617</text:p>
          </table:table-cell>
          <table:table-cell office:value-type="float" office:value="1.5" calcext:value-type="float">
            <text:p>1.5</text:p>
          </table:table-cell>
          <table:table-cell office:value-type="float" office:value="0.708264462809917" calcext:value-type="float">
            <text:p>0.708264462809917</text:p>
          </table:table-cell>
          <table:table-cell office:value-type="float" office:value="1.0801652892562" calcext:value-type="float">
            <text:p>1.0801652892562</text:p>
          </table:table-cell>
          <table:table-cell table:number-columns-repeated="6"/>
        </table:table-row>
        <table:table-row table:style-name="ro1">
          <table:table-cell table:formula="of:=ABS((SQRT(SUMXMY2([.C43:.D43];[.C42:.D42]))/[.$H$2]))*[.$I$2]+[.A42]" office:value-type="float" office:value="8.70306500094697" calcext:value-type="float">
            <text:p>8.70306500094697</text:p>
          </table:table-cell>
          <table:table-cell office:value-type="float" office:value="1.5" calcext:value-type="float">
            <text:p>1.5</text:p>
          </table:table-cell>
          <table:table-cell office:value-type="float" office:value="0.704132231404959" calcext:value-type="float">
            <text:p>0.704132231404959</text:p>
          </table:table-cell>
          <table:table-cell office:value-type="float" office:value="1.09669421487603" calcext:value-type="float">
            <text:p>1.09669421487603</text:p>
          </table:table-cell>
          <table:table-cell table:number-columns-repeated="6"/>
        </table:table-row>
        <table:table-row table:style-name="ro1">
          <table:table-cell table:formula="of:=ABS((SQRT(SUMXMY2([.C44:.D44];[.C43:.D43]))/[.$H$2]))*[.$I$2]+[.A43]" office:value-type="float" office:value="8.93000714970738" calcext:value-type="float">
            <text:p>8.93000714970738</text:p>
          </table:table-cell>
          <table:table-cell office:value-type="float" office:value="1.5" calcext:value-type="float">
            <text:p>1.5</text:p>
          </table:table-cell>
          <table:table-cell office:value-type="float" office:value="0.704132231404959" calcext:value-type="float">
            <text:p>0.704132231404959</text:p>
          </table:table-cell>
          <table:table-cell office:value-type="float" office:value="1.11322314049587" calcext:value-type="float">
            <text:p>1.11322314049587</text:p>
          </table:table-cell>
          <table:table-cell table:number-columns-repeated="6"/>
        </table:table-row>
        <table:table-row table:style-name="ro1">
          <table:table-cell table:formula="of:=ABS((SQRT(SUMXMY2([.C45:.D45];[.C44:.D44]))/[.$H$2]))*[.$I$2]+[.A44]" office:value-type="float" office:value="9.15871541186463" calcext:value-type="float">
            <text:p>9.15871541186463</text:p>
          </table:table-cell>
          <table:table-cell office:value-type="float" office:value="1.5" calcext:value-type="float">
            <text:p>1.5</text:p>
          </table:table-cell>
          <table:table-cell office:value-type="float" office:value="0.702066115702479" calcext:value-type="float">
            <text:p>0.702066115702479</text:p>
          </table:table-cell>
          <table:table-cell office:value-type="float" office:value="1.1297520661157" calcext:value-type="float">
            <text:p>1.1297520661157</text:p>
          </table:table-cell>
          <table:table-cell table:number-columns-repeated="6"/>
        </table:table-row>
        <table:table-row table:style-name="ro1">
          <table:table-cell table:formula="of:=ABS((SQRT(SUMXMY2([.C46:.D46];[.C45:.D45]))/[.$H$2]))*[.$I$2]+[.A45]" office:value-type="float" office:value="9.38565756062503" calcext:value-type="float">
            <text:p>9.38565756062503</text:p>
          </table:table-cell>
          <table:table-cell office:value-type="float" office:value="1.5" calcext:value-type="float">
            <text:p>1.5</text:p>
          </table:table-cell>
          <table:table-cell office:value-type="float" office:value="0.702066115702479" calcext:value-type="float">
            <text:p>0.702066115702479</text:p>
          </table:table-cell>
          <table:table-cell office:value-type="float" office:value="1.14628099173554" calcext:value-type="float">
            <text:p>1.14628099173554</text:p>
          </table:table-cell>
          <table:table-cell table:number-columns-repeated="6"/>
        </table:table-row>
        <table:table-row table:style-name="ro1">
          <table:table-cell table:formula="of:=ABS((SQRT(SUMXMY2([.C47:.D47];[.C46:.D46]))/[.$H$2]))*[.$I$2]+[.A46]" office:value-type="float" office:value="9.6125997093853" calcext:value-type="float">
            <text:p>9.6125997093853</text:p>
          </table:table-cell>
          <table:table-cell office:value-type="float" office:value="1.5" calcext:value-type="float">
            <text:p>1.5</text:p>
          </table:table-cell>
          <table:table-cell office:value-type="float" office:value="0.702066115702479" calcext:value-type="float">
            <text:p>0.702066115702479</text:p>
          </table:table-cell>
          <table:table-cell office:value-type="float" office:value="1.16280991735537" calcext:value-type="float">
            <text:p>1.16280991735537</text:p>
          </table:table-cell>
          <table:table-cell table:number-columns-repeated="6"/>
        </table:table-row>
        <table:table-row table:style-name="ro1">
          <table:table-cell table:formula="of:=ABS((SQRT(SUMXMY2([.C48:.D48];[.C47:.D47]))/[.$H$2]))*[.$I$2]+[.A47]" office:value-type="float" office:value="9.8395418581457" calcext:value-type="float">
            <text:p>9.8395418581457</text:p>
          </table:table-cell>
          <table:table-cell office:value-type="float" office:value="1.5" calcext:value-type="float">
            <text:p>1.5</text:p>
          </table:table-cell>
          <table:table-cell office:value-type="float" office:value="0.702066115702479" calcext:value-type="float">
            <text:p>0.702066115702479</text:p>
          </table:table-cell>
          <table:table-cell office:value-type="float" office:value="1.17933884297521" calcext:value-type="float">
            <text:p>1.17933884297521</text:p>
          </table:table-cell>
          <table:table-cell table:number-columns-repeated="6"/>
        </table:table-row>
        <table:table-row table:style-name="ro1">
          <table:table-cell table:formula="of:=ABS((SQRT(SUMXMY2([.C49:.D49];[.C48:.D48]))/[.$H$2]))*[.$I$2]+[.A48]" office:value-type="float" office:value="10.066484006906" calcext:value-type="float">
            <text:p>10.066484006906</text:p>
          </table:table-cell>
          <table:table-cell office:value-type="float" office:value="1.5" calcext:value-type="float">
            <text:p>1.5</text:p>
          </table:table-cell>
          <table:table-cell office:value-type="float" office:value="0.702066115702479" calcext:value-type="float">
            <text:p>0.702066115702479</text:p>
          </table:table-cell>
          <table:table-cell office:value-type="float" office:value="1.19586776859504" calcext:value-type="float">
            <text:p>1.19586776859504</text:p>
          </table:table-cell>
          <table:table-cell table:number-columns-repeated="6"/>
        </table:table-row>
        <table:table-row table:style-name="ro1">
          <table:table-cell table:formula="of:=ABS((SQRT(SUMXMY2([.C50:.D50];[.C49:.D49]))/[.$H$2]))*[.$I$2]+[.A49]" office:value-type="float" office:value="10.2951922690634" calcext:value-type="float">
            <text:p>10.2951922690634</text:p>
          </table:table-cell>
          <table:table-cell office:value-type="float" office:value="1.5" calcext:value-type="float">
            <text:p>1.5</text:p>
          </table:table-cell>
          <table:table-cell office:value-type="float" office:value="0.704132231404959" calcext:value-type="float">
            <text:p>0.704132231404959</text:p>
          </table:table-cell>
          <table:table-cell office:value-type="float" office:value="1.21239669421488" calcext:value-type="float">
            <text:p>1.21239669421488</text:p>
          </table:table-cell>
          <table:table-cell table:number-columns-repeated="6"/>
        </table:table-row>
        <table:table-row table:style-name="ro1">
          <table:table-cell table:formula="of:=ABS((SQRT(SUMXMY2([.C51:.D51];[.C50:.D50]))/[.$H$2]))*[.$I$2]+[.A50]" office:value-type="float" office:value="10.5239005312206" calcext:value-type="float">
            <text:p>10.5239005312206</text:p>
          </table:table-cell>
          <table:table-cell office:value-type="float" office:value="1.5" calcext:value-type="float">
            <text:p>1.5</text:p>
          </table:table-cell>
          <table:table-cell office:value-type="float" office:value="0.706198347107438" calcext:value-type="float">
            <text:p>0.706198347107438</text:p>
          </table:table-cell>
          <table:table-cell office:value-type="float" office:value="1.22892561983471" calcext:value-type="float">
            <text:p>1.22892561983471</text:p>
          </table:table-cell>
          <table:table-cell table:number-columns-repeated="6"/>
        </table:table-row>
        <table:table-row table:style-name="ro1">
          <table:table-cell table:formula="of:=ABS((SQRT(SUMXMY2([.C52:.D52];[.C51:.D51]))/[.$H$2]))*[.$I$2]+[.A51]" office:value-type="float" office:value="10.7578271437815" calcext:value-type="float">
            <text:p>10.7578271437815</text:p>
          </table:table-cell>
          <table:table-cell office:value-type="float" office:value="1.5" calcext:value-type="float">
            <text:p>1.5</text:p>
          </table:table-cell>
          <table:table-cell office:value-type="float" office:value="0.710330578512397" calcext:value-type="float">
            <text:p>0.710330578512397</text:p>
          </table:table-cell>
          <table:table-cell office:value-type="float" office:value="1.24545454545455" calcext:value-type="float">
            <text:p>1.24545454545455</text:p>
          </table:table-cell>
          <table:table-cell table:number-columns-repeated="6"/>
        </table:table-row>
        <table:table-row table:style-name="ro1">
          <table:table-cell table:formula="of:=ABS((SQRT(SUMXMY2([.C53:.D53];[.C52:.D52]))/[.$H$2]))*[.$I$2]+[.A52]" office:value-type="float" office:value="10.9865354059388" calcext:value-type="float">
            <text:p>10.9865354059388</text:p>
          </table:table-cell>
          <table:table-cell office:value-type="float" office:value="1.5" calcext:value-type="float">
            <text:p>1.5</text:p>
          </table:table-cell>
          <table:table-cell office:value-type="float" office:value="0.712396694214876" calcext:value-type="float">
            <text:p>0.712396694214876</text:p>
          </table:table-cell>
          <table:table-cell office:value-type="float" office:value="1.26198347107438" calcext:value-type="float">
            <text:p>1.26198347107438</text:p>
          </table:table-cell>
          <table:table-cell table:number-columns-repeated="6"/>
        </table:table-row>
        <table:table-row table:style-name="ro1">
          <table:table-cell table:formula="of:=ABS((SQRT(SUMXMY2([.C54:.D54];[.C53:.D53]))/[.$H$2]))*[.$I$2]+[.A53]" office:value-type="float" office:value="11.2204620184997" calcext:value-type="float">
            <text:p>11.2204620184997</text:p>
          </table:table-cell>
          <table:table-cell office:value-type="float" office:value="1.5" calcext:value-type="float">
            <text:p>1.5</text:p>
          </table:table-cell>
          <table:table-cell office:value-type="float" office:value="0.716528925619835" calcext:value-type="float">
            <text:p>0.716528925619835</text:p>
          </table:table-cell>
          <table:table-cell office:value-type="float" office:value="1.27851239669422" calcext:value-type="float">
            <text:p>1.27851239669422</text:p>
          </table:table-cell>
          <table:table-cell table:number-columns-repeated="6"/>
        </table:table-row>
        <table:table-row table:style-name="ro1">
          <table:table-cell table:formula="of:=ABS((SQRT(SUMXMY2([.C55:.D55];[.C54:.D54]))/[.$H$2]))*[.$I$2]+[.A54]" office:value-type="float" office:value="11.462836339622" calcext:value-type="float">
            <text:p>11.462836339622</text:p>
          </table:table-cell>
          <table:table-cell office:value-type="float" office:value="1.5" calcext:value-type="float">
            <text:p>1.5</text:p>
          </table:table-cell>
          <table:table-cell office:value-type="float" office:value="0.722727272727273" calcext:value-type="float">
            <text:p>0.722727272727273</text:p>
          </table:table-cell>
          <table:table-cell office:value-type="float" office:value="1.29504132231405" calcext:value-type="float">
            <text:p>1.29504132231405</text:p>
          </table:table-cell>
          <table:table-cell table:number-columns-repeated="6"/>
        </table:table-row>
        <table:table-row table:style-name="ro1">
          <table:table-cell table:formula="of:=ABS((SQRT(SUMXMY2([.C56:.D56];[.C55:.D55]))/[.$H$2]))*[.$I$2]+[.A55]" office:value-type="float" office:value="11.6967629521828" calcext:value-type="float">
            <text:p>11.6967629521828</text:p>
          </table:table-cell>
          <table:table-cell office:value-type="float" office:value="1.5" calcext:value-type="float">
            <text:p>1.5</text:p>
          </table:table-cell>
          <table:table-cell office:value-type="float" office:value="0.726859504132231" calcext:value-type="float">
            <text:p>0.726859504132231</text:p>
          </table:table-cell>
          <table:table-cell office:value-type="float" office:value="1.31157024793388" calcext:value-type="float">
            <text:p>1.31157024793388</text:p>
          </table:table-cell>
          <table:table-cell table:number-columns-repeated="6"/>
        </table:table-row>
        <table:table-row table:style-name="ro1">
          <table:table-cell table:formula="of:=ABS((SQRT(SUMXMY2([.C57:.D57];[.C56:.D56]))/[.$H$2]))*[.$I$2]+[.A56]" office:value-type="float" office:value="11.9504919879769" calcext:value-type="float">
            <text:p>11.9504919879769</text:p>
          </table:table-cell>
          <table:table-cell office:value-type="float" office:value="1.5" calcext:value-type="float">
            <text:p>1.5</text:p>
          </table:table-cell>
          <table:table-cell office:value-type="float" office:value="0.735123966942149" calcext:value-type="float">
            <text:p>0.735123966942149</text:p>
          </table:table-cell>
          <table:table-cell office:value-type="float" office:value="1.32809917355372" calcext:value-type="float">
            <text:p>1.32809917355372</text:p>
          </table:table-cell>
          <table:table-cell table:number-columns-repeated="6"/>
        </table:table-row>
        <table:table-row table:style-name="ro1">
          <table:table-cell table:formula="of:=ABS((SQRT(SUMXMY2([.C58:.D58];[.C57:.D57]))/[.$H$2]))*[.$I$2]+[.A57]" office:value-type="float" office:value="12.1928663090991" calcext:value-type="float">
            <text:p>12.1928663090991</text:p>
          </table:table-cell>
          <table:table-cell office:value-type="float" office:value="1.5" calcext:value-type="float">
            <text:p>1.5</text:p>
          </table:table-cell>
          <table:table-cell office:value-type="float" office:value="0.741322314049587" calcext:value-type="float">
            <text:p>0.741322314049587</text:p>
          </table:table-cell>
          <table:table-cell office:value-type="float" office:value="1.34462809917355" calcext:value-type="float">
            <text:p>1.34462809917355</text:p>
          </table:table-cell>
          <table:table-cell table:number-columns-repeated="6"/>
        </table:table-row>
        <table:table-row table:style-name="ro1">
          <table:table-cell table:formula="of:=ABS((SQRT(SUMXMY2([.C59:.D59];[.C58:.D58]))/[.$H$2]))*[.$I$2]+[.A58]" office:value-type="float" office:value="12.4465953448932" calcext:value-type="float">
            <text:p>12.4465953448932</text:p>
          </table:table-cell>
          <table:table-cell office:value-type="float" office:value="1.5" calcext:value-type="float">
            <text:p>1.5</text:p>
          </table:table-cell>
          <table:table-cell office:value-type="float" office:value="0.749586776859504" calcext:value-type="float">
            <text:p>0.749586776859504</text:p>
          </table:table-cell>
          <table:table-cell office:value-type="float" office:value="1.36115702479339" calcext:value-type="float">
            <text:p>1.36115702479339</text:p>
          </table:table-cell>
          <table:table-cell table:number-columns-repeated="6"/>
        </table:table-row>
        <table:table-row table:style-name="ro1">
          <table:table-cell table:formula="of:=ABS((SQRT(SUMXMY2([.C60:.D60];[.C59:.D59]))/[.$H$2]))*[.$I$2]+[.A59]" office:value-type="float" office:value="12.7003243806871" calcext:value-type="float">
            <text:p>12.7003243806871</text:p>
          </table:table-cell>
          <table:table-cell office:value-type="float" office:value="1.5" calcext:value-type="float">
            <text:p>1.5</text:p>
          </table:table-cell>
          <table:table-cell office:value-type="float" office:value="0.757851239669421" calcext:value-type="float">
            <text:p>0.757851239669421</text:p>
          </table:table-cell>
          <table:table-cell office:value-type="float" office:value="1.37768595041322" calcext:value-type="float">
            <text:p>1.37768595041322</text:p>
          </table:table-cell>
          <table:table-cell table:number-columns-repeated="6"/>
        </table:table-row>
        <table:table-row table:style-name="ro1">
          <table:table-cell table:formula="of:=ABS((SQRT(SUMXMY2([.C61:.D61];[.C60:.D60]))/[.$H$2]))*[.$I$2]+[.A60]" office:value-type="float" office:value="12.9679453743713" calcext:value-type="float">
            <text:p>12.9679453743713</text:p>
          </table:table-cell>
          <table:table-cell office:value-type="float" office:value="1.5" calcext:value-type="float">
            <text:p>1.5</text:p>
          </table:table-cell>
          <table:table-cell office:value-type="float" office:value="0.768181818181818" calcext:value-type="float">
            <text:p>0.768181818181818</text:p>
          </table:table-cell>
          <table:table-cell office:value-type="float" office:value="1.39421487603306" calcext:value-type="float">
            <text:p>1.39421487603306</text:p>
          </table:table-cell>
          <table:table-cell table:number-columns-repeated="6"/>
        </table:table-row>
        <table:table-row table:style-name="ro1">
          <table:table-cell table:formula="of:=ABS((SQRT(SUMXMY2([.C62:.D62];[.C61:.D61]))/[.$H$2]))*[.$I$2]+[.A61]" office:value-type="float" office:value="13.2355663680555" calcext:value-type="float">
            <text:p>13.2355663680555</text:p>
          </table:table-cell>
          <table:table-cell office:value-type="float" office:value="1.5" calcext:value-type="float">
            <text:p>1.5</text:p>
          </table:table-cell>
          <table:table-cell office:value-type="float" office:value="0.778512396694215" calcext:value-type="float">
            <text:p>0.778512396694215</text:p>
          </table:table-cell>
          <table:table-cell office:value-type="float" office:value="1.41074380165289" calcext:value-type="float">
            <text:p>1.41074380165289</text:p>
          </table:table-cell>
          <table:table-cell table:number-columns-repeated="6"/>
        </table:table-row>
        <table:table-row table:style-name="ro1">
          <table:table-cell table:formula="of:=ABS((SQRT(SUMXMY2([.C63:.D63];[.C62:.D62]))/[.$H$2]))*[.$I$2]+[.A62]" office:value-type="float" office:value="13.5031873617397" calcext:value-type="float">
            <text:p>13.5031873617397</text:p>
          </table:table-cell>
          <table:table-cell office:value-type="float" office:value="1.5" calcext:value-type="float">
            <text:p>1.5</text:p>
          </table:table-cell>
          <table:table-cell office:value-type="float" office:value="0.788842975206611" calcext:value-type="float">
            <text:p>0.788842975206611</text:p>
          </table:table-cell>
          <table:table-cell office:value-type="float" office:value="1.42727272727273" calcext:value-type="float">
            <text:p>1.42727272727273</text:p>
          </table:table-cell>
          <table:table-cell table:number-columns-repeated="6"/>
        </table:table-row>
        <table:table-row table:style-name="ro1">
          <table:table-cell table:formula="of:=ABS((SQRT(SUMXMY2([.C64:.D64];[.C63:.D63]))/[.$H$2]))*[.$I$2]+[.A63]" office:value-type="float" office:value="13.6450262047148" calcext:value-type="float">
            <text:p>13.6450262047148</text:p>
          </table:table-cell>
          <table:table-cell office:value-type="float" office:value="1.5" calcext:value-type="float">
            <text:p>1.5</text:p>
          </table:table-cell>
          <table:table-cell office:value-type="float" office:value="0.79504132231405" calcext:value-type="float">
            <text:p>0.79504132231405</text:p>
          </table:table-cell>
          <table:table-cell office:value-type="float" office:value="1.43553719008264" calcext:value-type="float">
            <text:p>1.43553719008264</text:p>
          </table:table-cell>
          <table:table-cell table:number-columns-repeated="6"/>
        </table:table-row>
        <table:table-row table:style-name="ro1">
          <table:table-cell table:formula="of:=ABS((SQRT(SUMXMY2([.C65:.D65];[.C64:.D64]))/[.$H$2]))*[.$I$2]+[.A64]" office:value-type="float" office:value="13.78686504769" calcext:value-type="float">
            <text:p>13.78686504769</text:p>
          </table:table-cell>
          <table:table-cell office:value-type="float" office:value="1.5" calcext:value-type="float">
            <text:p>1.5</text:p>
          </table:table-cell>
          <table:table-cell office:value-type="float" office:value="0.801239669421488" calcext:value-type="float">
            <text:p>0.801239669421488</text:p>
          </table:table-cell>
          <table:table-cell office:value-type="float" office:value="1.44380165289256" calcext:value-type="float">
            <text:p>1.44380165289256</text:p>
          </table:table-cell>
          <table:table-cell table:number-columns-repeated="6"/>
        </table:table-row>
        <table:table-row table:style-name="ro1">
          <table:table-cell table:formula="of:=ABS((SQRT(SUMXMY2([.C66:.D66];[.C65:.D65]))/[.$H$2]))*[.$I$2]+[.A65]" office:value-type="float" office:value="13.9473373800155" calcext:value-type="float">
            <text:p>13.9473373800155</text:p>
          </table:table-cell>
          <table:table-cell office:value-type="float" office:value="1.5" calcext:value-type="float">
            <text:p>1.5</text:p>
          </table:table-cell>
          <table:table-cell office:value-type="float" office:value="0.809504132231405" calcext:value-type="float">
            <text:p>0.809504132231405</text:p>
          </table:table-cell>
          <table:table-cell office:value-type="float" office:value="1.45206611570248" calcext:value-type="float">
            <text:p>1.45206611570248</text:p>
          </table:table-cell>
          <table:table-cell table:number-columns-repeated="6"/>
        </table:table-row>
        <table:table-row table:style-name="ro1">
          <table:table-cell table:formula="of:=ABS((SQRT(SUMXMY2([.C67:.D67];[.C66:.D66]))/[.$H$2]))*[.$I$2]+[.A66]" office:value-type="float" office:value="14.0891762229908" calcext:value-type="float">
            <text:p>14.0891762229908</text:p>
          </table:table-cell>
          <table:table-cell office:value-type="float" office:value="1.5" calcext:value-type="float">
            <text:p>1.5</text:p>
          </table:table-cell>
          <table:table-cell office:value-type="float" office:value="0.815702479338843" calcext:value-type="float">
            <text:p>0.815702479338843</text:p>
          </table:table-cell>
          <table:table-cell office:value-type="float" office:value="1.4603305785124" calcext:value-type="float">
            <text:p>1.4603305785124</text:p>
          </table:table-cell>
          <table:table-cell table:number-columns-repeated="6"/>
        </table:table-row>
        <table:table-row table:style-name="ro1">
          <table:table-cell table:formula="of:=ABS((SQRT(SUMXMY2([.C68:.D68];[.C67:.D67]))/[.$H$2]))*[.$I$2]+[.A67]" office:value-type="float" office:value="14.2496485553162" calcext:value-type="float">
            <text:p>14.2496485553162</text:p>
          </table:table-cell>
          <table:table-cell office:value-type="float" office:value="1.5" calcext:value-type="float">
            <text:p>1.5</text:p>
          </table:table-cell>
          <table:table-cell office:value-type="float" office:value="0.82396694214876" calcext:value-type="float">
            <text:p>0.82396694214876</text:p>
          </table:table-cell>
          <table:table-cell office:value-type="float" office:value="1.46859504132231" calcext:value-type="float">
            <text:p>1.46859504132231</text:p>
          </table:table-cell>
          <table:table-cell table:number-columns-repeated="6"/>
        </table:table-row>
        <table:table-row table:style-name="ro1">
          <table:table-cell table:formula="of:=ABS((SQRT(SUMXMY2([.C69:.D69];[.C68:.D68]))/[.$H$2]))*[.$I$2]+[.A68]" office:value-type="float" office:value="14.4101208876417" calcext:value-type="float">
            <text:p>14.4101208876417</text:p>
          </table:table-cell>
          <table:table-cell office:value-type="float" office:value="1.5" calcext:value-type="float">
            <text:p>1.5</text:p>
          </table:table-cell>
          <table:table-cell office:value-type="float" office:value="0.832231404958678" calcext:value-type="float">
            <text:p>0.832231404958678</text:p>
          </table:table-cell>
          <table:table-cell office:value-type="float" office:value="1.47685950413223" calcext:value-type="float">
            <text:p>1.47685950413223</text:p>
          </table:table-cell>
          <table:table-cell table:number-columns-repeated="6"/>
        </table:table-row>
        <table:table-row table:style-name="ro1">
          <table:table-cell table:formula="of:=ABS((SQRT(SUMXMY2([.C70:.D70];[.C69:.D69]))/[.$H$2]))*[.$I$2]+[.A69]" office:value-type="float" office:value="14.6909474692113" calcext:value-type="float">
            <text:p>14.6909474692113</text:p>
          </table:table-cell>
          <table:table-cell office:value-type="float" office:value="1.5" calcext:value-type="float">
            <text:p>1.5</text:p>
          </table:table-cell>
          <table:table-cell office:value-type="float" office:value="0.846694214876033" calcext:value-type="float">
            <text:p>0.846694214876033</text:p>
          </table:table-cell>
          <table:table-cell office:value-type="float" office:value="1.49132231404959" calcext:value-type="float">
            <text:p>1.49132231404959</text:p>
          </table:table-cell>
          <table:table-cell table:number-columns-repeated="6"/>
        </table:table-row>
        <table:table-row table:style-name="ro1">
          <table:table-cell table:formula="of:=ABS((SQRT(SUMXMY2([.C71:.D71];[.C70:.D70]))/[.$H$2]))*[.$I$2]+[.A70]" office:value-type="float" office:value="14.8514198015367" calcext:value-type="float">
            <text:p>14.8514198015367</text:p>
          </table:table-cell>
          <table:table-cell office:value-type="float" office:value="1.5" calcext:value-type="float">
            <text:p>1.5</text:p>
          </table:table-cell>
          <table:table-cell office:value-type="float" office:value="0.85495867768595" calcext:value-type="float">
            <text:p>0.85495867768595</text:p>
          </table:table-cell>
          <table:table-cell office:value-type="float" office:value="1.4995867768595" calcext:value-type="float">
            <text:p>1.4995867768595</text:p>
          </table:table-cell>
          <table:table-cell table:number-columns-repeated="6"/>
        </table:table-row>
        <table:table-row table:style-name="ro1">
          <table:table-cell table:formula="of:=ABS((SQRT(SUMXMY2([.C72:.D72];[.C71:.D71]))/[.$H$2]))*[.$I$2]+[.A71]" office:value-type="float" office:value="14.9932586445119" calcext:value-type="float">
            <text:p>14.9932586445119</text:p>
          </table:table-cell>
          <table:table-cell office:value-type="float" office:value="1.5" calcext:value-type="float">
            <text:p>1.5</text:p>
          </table:table-cell>
          <table:table-cell office:value-type="float" office:value="0.863223140495868" calcext:value-type="float">
            <text:p>0.863223140495868</text:p>
          </table:table-cell>
          <table:table-cell office:value-type="float" office:value="1.50578512396694" calcext:value-type="float">
            <text:p>1.50578512396694</text:p>
          </table:table-cell>
          <table:table-cell table:number-columns-repeated="6"/>
        </table:table-row>
        <table:table-row table:style-name="ro1">
          <table:table-cell table:formula="of:=ABS((SQRT(SUMXMY2([.C73:.D73];[.C72:.D72]))/[.$H$2]))*[.$I$2]+[.A72]" office:value-type="float" office:value="15.1537309768374" calcext:value-type="float">
            <text:p>15.1537309768374</text:p>
          </table:table-cell>
          <table:table-cell office:value-type="float" office:value="1.5" calcext:value-type="float">
            <text:p>1.5</text:p>
          </table:table-cell>
          <table:table-cell office:value-type="float" office:value="0.871487603305785" calcext:value-type="float">
            <text:p>0.871487603305785</text:p>
          </table:table-cell>
          <table:table-cell office:value-type="float" office:value="1.51404958677686" calcext:value-type="float">
            <text:p>1.51404958677686</text:p>
          </table:table-cell>
          <table:table-cell table:number-columns-repeated="6"/>
        </table:table-row>
        <table:table-row table:style-name="ro1">
          <table:table-cell table:formula="of:=ABS((SQRT(SUMXMY2([.C74:.D74];[.C73:.D73]))/[.$H$2]))*[.$I$2]+[.A73]" office:value-type="float" office:value="15.2955698198127" calcext:value-type="float">
            <text:p>15.2955698198127</text:p>
          </table:table-cell>
          <table:table-cell office:value-type="float" office:value="1.5" calcext:value-type="float">
            <text:p>1.5</text:p>
          </table:table-cell>
          <table:table-cell office:value-type="float" office:value="0.879752066115703" calcext:value-type="float">
            <text:p>0.879752066115703</text:p>
          </table:table-cell>
          <table:table-cell office:value-type="float" office:value="1.5202479338843" calcext:value-type="float">
            <text:p>1.5202479338843</text:p>
          </table:table-cell>
          <table:table-cell table:number-columns-repeated="6"/>
        </table:table-row>
        <table:table-row table:style-name="ro1">
          <table:table-cell table:formula="of:=ABS((SQRT(SUMXMY2([.C75:.D75];[.C74:.D74]))/[.$H$2]))*[.$I$2]+[.A74]" office:value-type="float" office:value="15.4374086627879" calcext:value-type="float">
            <text:p>15.4374086627879</text:p>
          </table:table-cell>
          <table:table-cell office:value-type="float" office:value="1.5" calcext:value-type="float">
            <text:p>1.5</text:p>
          </table:table-cell>
          <table:table-cell office:value-type="float" office:value="0.88801652892562" calcext:value-type="float">
            <text:p>0.88801652892562</text:p>
          </table:table-cell>
          <table:table-cell office:value-type="float" office:value="1.52644628099174" calcext:value-type="float">
            <text:p>1.52644628099174</text:p>
          </table:table-cell>
          <table:table-cell table:number-columns-repeated="6"/>
        </table:table-row>
        <table:table-row table:style-name="ro1">
          <table:table-cell table:formula="of:=ABS((SQRT(SUMXMY2([.C76:.D76];[.C75:.D75]))/[.$H$2]))*[.$I$2]+[.A75]" office:value-type="float" office:value="15.579247505763" calcext:value-type="float">
            <text:p>15.579247505763</text:p>
          </table:table-cell>
          <table:table-cell office:value-type="float" office:value="1.5" calcext:value-type="float">
            <text:p>1.5</text:p>
          </table:table-cell>
          <table:table-cell office:value-type="float" office:value="0.896280991735537" calcext:value-type="float">
            <text:p>0.896280991735537</text:p>
          </table:table-cell>
          <table:table-cell office:value-type="float" office:value="1.53264462809917" calcext:value-type="float">
            <text:p>1.53264462809917</text:p>
          </table:table-cell>
          <table:table-cell table:number-columns-repeated="6"/>
        </table:table-row>
        <table:table-row table:style-name="ro1">
          <table:table-cell table:formula="of:=ABS((SQRT(SUMXMY2([.C77:.D77];[.C76:.D76]))/[.$H$2]))*[.$I$2]+[.A76]" office:value-type="float" office:value="15.8468684994472" calcext:value-type="float">
            <text:p>15.8468684994472</text:p>
          </table:table-cell>
          <table:table-cell office:value-type="float" office:value="1.5" calcext:value-type="float">
            <text:p>1.5</text:p>
          </table:table-cell>
          <table:table-cell office:value-type="float" office:value="0.912809917355372" calcext:value-type="float">
            <text:p>0.912809917355372</text:p>
          </table:table-cell>
          <table:table-cell office:value-type="float" office:value="1.54297520661157" calcext:value-type="float">
            <text:p>1.54297520661157</text:p>
          </table:table-cell>
          <table:table-cell table:number-columns-repeated="6"/>
        </table:table-row>
        <table:table-row table:style-name="ro1">
          <table:table-cell table:formula="of:=ABS((SQRT(SUMXMY2([.C78:.D78];[.C77:.D77]))/[.$H$2]))*[.$I$2]+[.A77]" office:value-type="float" office:value="16.1144894931314" calcext:value-type="float">
            <text:p>16.1144894931314</text:p>
          </table:table-cell>
          <table:table-cell office:value-type="float" office:value="1.5" calcext:value-type="float">
            <text:p>1.5</text:p>
          </table:table-cell>
          <table:table-cell office:value-type="float" office:value="0.929338842975207" calcext:value-type="float">
            <text:p>0.929338842975207</text:p>
          </table:table-cell>
          <table:table-cell office:value-type="float" office:value="1.55330578512397" calcext:value-type="float">
            <text:p>1.55330578512397</text:p>
          </table:table-cell>
          <table:table-cell table:number-columns-repeated="6"/>
        </table:table-row>
        <table:table-row table:style-name="ro1">
          <table:table-cell table:formula="of:=ABS((SQRT(SUMXMY2([.C79:.D79];[.C78:.D78]))/[.$H$2]))*[.$I$2]+[.A78]" office:value-type="float" office:value="16.3682185289254" calcext:value-type="float">
            <text:p>16.3682185289254</text:p>
          </table:table-cell>
          <table:table-cell office:value-type="float" office:value="1.5" calcext:value-type="float">
            <text:p>1.5</text:p>
          </table:table-cell>
          <table:table-cell office:value-type="float" office:value="0.945867768595041" calcext:value-type="float">
            <text:p>0.945867768595041</text:p>
          </table:table-cell>
          <table:table-cell office:value-type="float" office:value="1.56157024793388" calcext:value-type="float">
            <text:p>1.56157024793388</text:p>
          </table:table-cell>
          <table:table-cell table:number-columns-repeated="6"/>
        </table:table-row>
        <table:table-row table:style-name="ro1">
          <table:table-cell table:formula="of:=ABS((SQRT(SUMXMY2([.C80:.D80];[.C79:.D79]))/[.$H$2]))*[.$I$2]+[.A79]" office:value-type="float" office:value="16.6219475647194" calcext:value-type="float">
            <text:p>16.6219475647194</text:p>
          </table:table-cell>
          <table:table-cell office:value-type="float" office:value="1.5" calcext:value-type="float">
            <text:p>1.5</text:p>
          </table:table-cell>
          <table:table-cell office:value-type="float" office:value="0.962396694214876" calcext:value-type="float">
            <text:p>0.962396694214876</text:p>
          </table:table-cell>
          <table:table-cell office:value-type="float" office:value="1.5698347107438" calcext:value-type="float">
            <text:p>1.5698347107438</text:p>
          </table:table-cell>
          <table:table-cell table:number-columns-repeated="6"/>
        </table:table-row>
        <table:table-row table:style-name="ro1">
          <table:table-cell table:formula="of:=ABS((SQRT(SUMXMY2([.C81:.D81];[.C80:.D80]))/[.$H$2]))*[.$I$2]+[.A80]" office:value-type="float" office:value="16.8756766005134" calcext:value-type="float">
            <text:p>16.8756766005134</text:p>
          </table:table-cell>
          <table:table-cell office:value-type="float" office:value="1.5" calcext:value-type="float">
            <text:p>1.5</text:p>
          </table:table-cell>
          <table:table-cell office:value-type="float" office:value="0.978925619834711" calcext:value-type="float">
            <text:p>0.978925619834711</text:p>
          </table:table-cell>
          <table:table-cell office:value-type="float" office:value="1.57809917355372" calcext:value-type="float">
            <text:p>1.57809917355372</text:p>
          </table:table-cell>
          <table:table-cell table:number-columns-repeated="6"/>
        </table:table-row>
        <table:table-row table:style-name="ro1">
          <table:table-cell table:formula="of:=ABS((SQRT(SUMXMY2([.C82:.D82];[.C81:.D81]))/[.$H$2]))*[.$I$2]+[.A81]" office:value-type="float" office:value="17.1180509216357" calcext:value-type="float">
            <text:p>17.1180509216357</text:p>
          </table:table-cell>
          <table:table-cell office:value-type="float" office:value="1.5" calcext:value-type="float">
            <text:p>1.5</text:p>
          </table:table-cell>
          <table:table-cell office:value-type="float" office:value="0.995454545454545" calcext:value-type="float">
            <text:p>0.995454545454545</text:p>
          </table:table-cell>
          <table:table-cell office:value-type="float" office:value="1.58429752066116" calcext:value-type="float">
            <text:p>1.58429752066116</text:p>
          </table:table-cell>
          <table:table-cell table:number-columns-repeated="6"/>
        </table:table-row>
        <table:table-row table:style-name="ro1">
          <table:table-cell table:formula="of:=ABS((SQRT(SUMXMY2([.C83:.D83];[.C82:.D82]))/[.$H$2]))*[.$I$2]+[.A82]" office:value-type="float" office:value="17.360425242758" calcext:value-type="float">
            <text:p>17.360425242758</text:p>
          </table:table-cell>
          <table:table-cell office:value-type="float" office:value="1.5" calcext:value-type="float">
            <text:p>1.5</text:p>
          </table:table-cell>
          <table:table-cell office:value-type="float" office:value="1.01198347107438" calcext:value-type="float">
            <text:p>1.01198347107438</text:p>
          </table:table-cell>
          <table:table-cell office:value-type="float" office:value="1.5904958677686" calcext:value-type="float">
            <text:p>1.5904958677686</text:p>
          </table:table-cell>
          <table:table-cell table:number-columns-repeated="6"/>
        </table:table-row>
        <table:table-row table:style-name="ro1">
          <table:table-cell table:formula="of:=ABS((SQRT(SUMXMY2([.C84:.D84];[.C83:.D83]))/[.$H$2]))*[.$I$2]+[.A83]" office:value-type="float" office:value="17.594351855319" calcext:value-type="float">
            <text:p>17.594351855319</text:p>
          </table:table-cell>
          <table:table-cell office:value-type="float" office:value="1.5" calcext:value-type="float">
            <text:p>1.5</text:p>
          </table:table-cell>
          <table:table-cell office:value-type="float" office:value="1.02851239669422" calcext:value-type="float">
            <text:p>1.02851239669422</text:p>
          </table:table-cell>
          <table:table-cell office:value-type="float" office:value="1.59462809917355" calcext:value-type="float">
            <text:p>1.59462809917355</text:p>
          </table:table-cell>
          <table:table-cell table:number-columns-repeated="6"/>
        </table:table-row>
        <table:table-row table:style-name="ro1">
          <table:table-cell table:formula="of:=ABS((SQRT(SUMXMY2([.C85:.D85];[.C84:.D84]))/[.$H$2]))*[.$I$2]+[.A84]" office:value-type="float" office:value="17.8282784678798" calcext:value-type="float">
            <text:p>17.8282784678798</text:p>
          </table:table-cell>
          <table:table-cell office:value-type="float" office:value="1.5" calcext:value-type="float">
            <text:p>1.5</text:p>
          </table:table-cell>
          <table:table-cell office:value-type="float" office:value="1.04504132231405" calcext:value-type="float">
            <text:p>1.04504132231405</text:p>
          </table:table-cell>
          <table:table-cell office:value-type="float" office:value="1.59876033057851" calcext:value-type="float">
            <text:p>1.59876033057851</text:p>
          </table:table-cell>
          <table:table-cell table:number-columns-repeated="6"/>
        </table:table-row>
        <table:table-row table:style-name="ro1">
          <table:table-cell table:formula="of:=ABS((SQRT(SUMXMY2([.C86:.D86];[.C85:.D85]))/[.$H$2]))*[.$I$2]+[.A85]" office:value-type="float" office:value="18.0622050804406" calcext:value-type="float">
            <text:p>18.0622050804406</text:p>
          </table:table-cell>
          <table:table-cell office:value-type="float" office:value="1.5" calcext:value-type="float">
            <text:p>1.5</text:p>
          </table:table-cell>
          <table:table-cell office:value-type="float" office:value="1.06157024793388" calcext:value-type="float">
            <text:p>1.06157024793388</text:p>
          </table:table-cell>
          <table:table-cell office:value-type="float" office:value="1.60289256198347" calcext:value-type="float">
            <text:p>1.60289256198347</text:p>
          </table:table-cell>
          <table:table-cell table:number-columns-repeated="6"/>
        </table:table-row>
        <table:table-row table:style-name="ro1">
          <table:table-cell table:formula="of:=ABS((SQRT(SUMXMY2([.C87:.D87];[.C86:.D86]))/[.$H$2]))*[.$I$2]+[.A86]" office:value-type="float" office:value="18.2961316930015" calcext:value-type="float">
            <text:p>18.2961316930015</text:p>
          </table:table-cell>
          <table:table-cell office:value-type="float" office:value="1.5" calcext:value-type="float">
            <text:p>1.5</text:p>
          </table:table-cell>
          <table:table-cell office:value-type="float" office:value="1.07809917355372" calcext:value-type="float">
            <text:p>1.07809917355372</text:p>
          </table:table-cell>
          <table:table-cell office:value-type="float" office:value="1.60702479338843" calcext:value-type="float">
            <text:p>1.60702479338843</text:p>
          </table:table-cell>
          <table:table-cell table:number-columns-repeated="6"/>
        </table:table-row>
        <table:table-row table:style-name="ro1">
          <table:table-cell table:formula="of:=ABS((SQRT(SUMXMY2([.C88:.D88];[.C87:.D87]))/[.$H$2]))*[.$I$2]+[.A87]" office:value-type="float" office:value="18.5248399551588" calcext:value-type="float">
            <text:p>18.5248399551588</text:p>
          </table:table-cell>
          <table:table-cell office:value-type="float" office:value="1.5" calcext:value-type="float">
            <text:p>1.5</text:p>
          </table:table-cell>
          <table:table-cell office:value-type="float" office:value="1.09462809917355" calcext:value-type="float">
            <text:p>1.09462809917355</text:p>
          </table:table-cell>
          <table:table-cell office:value-type="float" office:value="1.60909090909091" calcext:value-type="float">
            <text:p>1.60909090909091</text:p>
          </table:table-cell>
          <table:table-cell table:number-columns-repeated="6"/>
        </table:table-row>
        <table:table-row table:style-name="ro1">
          <table:table-cell table:formula="of:=ABS((SQRT(SUMXMY2([.C89:.D89];[.C88:.D88]))/[.$H$2]))*[.$I$2]+[.A88]" office:value-type="float" office:value="18.7535482173162" calcext:value-type="float">
            <text:p>18.7535482173162</text:p>
          </table:table-cell>
          <table:table-cell office:value-type="float" office:value="1.5" calcext:value-type="float">
            <text:p>1.5</text:p>
          </table:table-cell>
          <table:table-cell office:value-type="float" office:value="1.11115702479339" calcext:value-type="float">
            <text:p>1.11115702479339</text:p>
          </table:table-cell>
          <table:table-cell office:value-type="float" office:value="1.61115702479339" calcext:value-type="float">
            <text:p>1.61115702479339</text:p>
          </table:table-cell>
          <table:table-cell table:number-columns-repeated="6"/>
        </table:table-row>
        <table:table-row table:style-name="ro1">
          <table:table-cell table:formula="of:=ABS((SQRT(SUMXMY2([.C90:.D90];[.C89:.D89]))/[.$H$2]))*[.$I$2]+[.A89]" office:value-type="float" office:value="18.9822564794734" calcext:value-type="float">
            <text:p>18.9822564794734</text:p>
          </table:table-cell>
          <table:table-cell office:value-type="float" office:value="1.5" calcext:value-type="float">
            <text:p>1.5</text:p>
          </table:table-cell>
          <table:table-cell office:value-type="float" office:value="1.12768595041322" calcext:value-type="float">
            <text:p>1.12768595041322</text:p>
          </table:table-cell>
          <table:table-cell office:value-type="float" office:value="1.61322314049587" calcext:value-type="float">
            <text:p>1.61322314049587</text:p>
          </table:table-cell>
          <table:table-cell table:number-columns-repeated="6"/>
        </table:table-row>
        <table:table-row table:style-name="ro1">
          <table:table-cell table:formula="of:=ABS((SQRT(SUMXMY2([.C91:.D91];[.C90:.D90]))/[.$H$2]))*[.$I$2]+[.A90]" office:value-type="float" office:value="19.2091986282338" calcext:value-type="float">
            <text:p>19.2091986282338</text:p>
          </table:table-cell>
          <table:table-cell office:value-type="float" office:value="1.5" calcext:value-type="float">
            <text:p>1.5</text:p>
          </table:table-cell>
          <table:table-cell office:value-type="float" office:value="1.14421487603306" calcext:value-type="float">
            <text:p>1.14421487603306</text:p>
          </table:table-cell>
          <table:table-cell office:value-type="float" office:value="1.61322314049587" calcext:value-type="float">
            <text:p>1.61322314049587</text:p>
          </table:table-cell>
          <table:table-cell table:number-columns-repeated="6"/>
        </table:table-row>
        <table:table-row table:style-name="ro1">
          <table:table-cell table:formula="of:=ABS((SQRT(SUMXMY2([.C92:.D92];[.C91:.D91]))/[.$H$2]))*[.$I$2]+[.A91]" office:value-type="float" office:value="19.4361407769941" calcext:value-type="float">
            <text:p>19.4361407769941</text:p>
          </table:table-cell>
          <table:table-cell office:value-type="float" office:value="1.5" calcext:value-type="float">
            <text:p>1.5</text:p>
          </table:table-cell>
          <table:table-cell office:value-type="float" office:value="1.16074380165289" calcext:value-type="float">
            <text:p>1.16074380165289</text:p>
          </table:table-cell>
          <table:table-cell office:value-type="float" office:value="1.61322314049587" calcext:value-type="float">
            <text:p>1.61322314049587</text:p>
          </table:table-cell>
          <table:table-cell table:number-columns-repeated="6"/>
        </table:table-row>
        <table:table-row table:style-name="ro1">
          <table:table-cell table:formula="of:=ABS((SQRT(SUMXMY2([.C93:.D93];[.C92:.D92]))/[.$H$2]))*[.$I$2]+[.A92]" office:value-type="float" office:value="19.6630829257545" calcext:value-type="float">
            <text:p>19.6630829257545</text:p>
          </table:table-cell>
          <table:table-cell office:value-type="float" office:value="1.5" calcext:value-type="float">
            <text:p>1.5</text:p>
          </table:table-cell>
          <table:table-cell office:value-type="float" office:value="1.17727272727273" calcext:value-type="float">
            <text:p>1.17727272727273</text:p>
          </table:table-cell>
          <table:table-cell office:value-type="float" office:value="1.61322314049587" calcext:value-type="float">
            <text:p>1.61322314049587</text:p>
          </table:table-cell>
          <table:table-cell table:number-columns-repeated="6"/>
        </table:table-row>
        <table:table-row table:style-name="ro1">
          <table:table-cell table:formula="of:=ABS((SQRT(SUMXMY2([.C94:.D94];[.C93:.D93]))/[.$H$2]))*[.$I$2]+[.A93]" office:value-type="float" office:value="19.8900250745147" calcext:value-type="float">
            <text:p>19.8900250745147</text:p>
          </table:table-cell>
          <table:table-cell office:value-type="float" office:value="1.5" calcext:value-type="float">
            <text:p>1.5</text:p>
          </table:table-cell>
          <table:table-cell office:value-type="float" office:value="1.19380165289256" calcext:value-type="float">
            <text:p>1.19380165289256</text:p>
          </table:table-cell>
          <table:table-cell office:value-type="float" office:value="1.61322314049587" calcext:value-type="float">
            <text:p>1.61322314049587</text:p>
          </table:table-cell>
          <table:table-cell table:number-columns-repeated="6"/>
        </table:table-row>
        <table:table-row table:style-name="ro1">
          <table:table-cell table:formula="of:=ABS((SQRT(SUMXMY2([.C95:.D95];[.C94:.D94]))/[.$H$2]))*[.$I$2]+[.A94]" office:value-type="float" office:value="20.1187333366721" calcext:value-type="float">
            <text:p>20.1187333366721</text:p>
          </table:table-cell>
          <table:table-cell office:value-type="float" office:value="1.5" calcext:value-type="float">
            <text:p>1.5</text:p>
          </table:table-cell>
          <table:table-cell office:value-type="float" office:value="1.2103305785124" calcext:value-type="float">
            <text:p>1.2103305785124</text:p>
          </table:table-cell>
          <table:table-cell office:value-type="float" office:value="1.61115702479339" calcext:value-type="float">
            <text:p>1.61115702479339</text:p>
          </table:table-cell>
          <table:table-cell table:number-columns-repeated="6"/>
        </table:table-row>
        <table:table-row table:style-name="ro1">
          <table:table-cell table:formula="of:=ABS((SQRT(SUMXMY2([.C96:.D96];[.C95:.D95]))/[.$H$2]))*[.$I$2]+[.A95]" office:value-type="float" office:value="20.3474415988294" calcext:value-type="float">
            <text:p>20.3474415988294</text:p>
          </table:table-cell>
          <table:table-cell office:value-type="float" office:value="1.5" calcext:value-type="float">
            <text:p>1.5</text:p>
          </table:table-cell>
          <table:table-cell office:value-type="float" office:value="1.22685950413223" calcext:value-type="float">
            <text:p>1.22685950413223</text:p>
          </table:table-cell>
          <table:table-cell office:value-type="float" office:value="1.60909090909091" calcext:value-type="float">
            <text:p>1.60909090909091</text:p>
          </table:table-cell>
          <table:table-cell table:number-columns-repeated="6"/>
        </table:table-row>
        <table:table-row table:style-name="ro1">
          <table:table-cell table:formula="of:=ABS((SQRT(SUMXMY2([.C97:.D97];[.C96:.D96]))/[.$H$2]))*[.$I$2]+[.A96]" office:value-type="float" office:value="20.5813682113903" calcext:value-type="float">
            <text:p>20.5813682113903</text:p>
          </table:table-cell>
          <table:table-cell office:value-type="float" office:value="1.5" calcext:value-type="float">
            <text:p>1.5</text:p>
          </table:table-cell>
          <table:table-cell office:value-type="float" office:value="1.24338842975207" calcext:value-type="float">
            <text:p>1.24338842975207</text:p>
          </table:table-cell>
          <table:table-cell office:value-type="float" office:value="1.60495867768595" calcext:value-type="float">
            <text:p>1.60495867768595</text:p>
          </table:table-cell>
          <table:table-cell table:number-columns-repeated="6"/>
        </table:table-row>
        <table:table-row table:style-name="ro1">
          <table:table-cell table:formula="of:=ABS((SQRT(SUMXMY2([.C98:.D98];[.C97:.D97]))/[.$H$2]))*[.$I$2]+[.A97]" office:value-type="float" office:value="20.8100764735476" calcext:value-type="float">
            <text:p>20.8100764735476</text:p>
          </table:table-cell>
          <table:table-cell office:value-type="float" office:value="1.5" calcext:value-type="float">
            <text:p>1.5</text:p>
          </table:table-cell>
          <table:table-cell office:value-type="float" office:value="1.2599173553719" calcext:value-type="float">
            <text:p>1.2599173553719</text:p>
          </table:table-cell>
          <table:table-cell office:value-type="float" office:value="1.60289256198347" calcext:value-type="float">
            <text:p>1.60289256198347</text:p>
          </table:table-cell>
          <table:table-cell table:number-columns-repeated="6"/>
        </table:table-row>
        <table:table-row table:style-name="ro1">
          <table:table-cell table:formula="of:=ABS((SQRT(SUMXMY2([.C99:.D99];[.C98:.D98]))/[.$H$2]))*[.$I$2]+[.A98]" office:value-type="float" office:value="21.0440030861085" calcext:value-type="float">
            <text:p>21.0440030861085</text:p>
          </table:table-cell>
          <table:table-cell office:value-type="float" office:value="1.5" calcext:value-type="float">
            <text:p>1.5</text:p>
          </table:table-cell>
          <table:table-cell office:value-type="float" office:value="1.27644628099174" calcext:value-type="float">
            <text:p>1.27644628099174</text:p>
          </table:table-cell>
          <table:table-cell office:value-type="float" office:value="1.59876033057851" calcext:value-type="float">
            <text:p>1.59876033057851</text:p>
          </table:table-cell>
          <table:table-cell table:number-columns-repeated="6"/>
        </table:table-row>
        <table:table-row table:style-name="ro1">
          <table:table-cell table:formula="of:=ABS((SQRT(SUMXMY2([.C100:.D100];[.C99:.D99]))/[.$H$2]))*[.$I$2]+[.A99]" office:value-type="float" office:value="21.2863774072308" calcext:value-type="float">
            <text:p>21.2863774072308</text:p>
          </table:table-cell>
          <table:table-cell office:value-type="float" office:value="1.5" calcext:value-type="float">
            <text:p>1.5</text:p>
          </table:table-cell>
          <table:table-cell office:value-type="float" office:value="1.29297520661157" calcext:value-type="float">
            <text:p>1.29297520661157</text:p>
          </table:table-cell>
          <table:table-cell office:value-type="float" office:value="1.59256198347107" calcext:value-type="float">
            <text:p>1.59256198347107</text:p>
          </table:table-cell>
          <table:table-cell table:number-columns-repeated="6"/>
        </table:table-row>
        <table:table-row table:style-name="ro1">
          <table:table-cell table:formula="of:=ABS((SQRT(SUMXMY2([.C101:.D101];[.C100:.D100]))/[.$H$2]))*[.$I$2]+[.A100]" office:value-type="float" office:value="21.5203040197917" calcext:value-type="float">
            <text:p>21.5203040197917</text:p>
          </table:table-cell>
          <table:table-cell office:value-type="float" office:value="1.5" calcext:value-type="float">
            <text:p>1.5</text:p>
          </table:table-cell>
          <table:table-cell office:value-type="float" office:value="1.30950413223141" calcext:value-type="float">
            <text:p>1.30950413223141</text:p>
          </table:table-cell>
          <table:table-cell office:value-type="float" office:value="1.58842975206612" calcext:value-type="float">
            <text:p>1.58842975206612</text:p>
          </table:table-cell>
          <table:table-cell table:number-columns-repeated="6"/>
        </table:table-row>
        <table:table-row table:style-name="ro1">
          <table:table-cell table:formula="of:=ABS((SQRT(SUMXMY2([.C102:.D102];[.C101:.D101]))/[.$H$2]))*[.$I$2]+[.A101]" office:value-type="float" office:value="21.762678340914" calcext:value-type="float">
            <text:p>21.762678340914</text:p>
          </table:table-cell>
          <table:table-cell office:value-type="float" office:value="1.5" calcext:value-type="float">
            <text:p>1.5</text:p>
          </table:table-cell>
          <table:table-cell office:value-type="float" office:value="1.32603305785124" calcext:value-type="float">
            <text:p>1.32603305785124</text:p>
          </table:table-cell>
          <table:table-cell office:value-type="float" office:value="1.58223140495868" calcext:value-type="float">
            <text:p>1.58223140495868</text:p>
          </table:table-cell>
          <table:table-cell table:number-columns-repeated="6"/>
        </table:table-row>
        <table:table-row table:style-name="ro1">
          <table:table-cell table:formula="of:=ABS((SQRT(SUMXMY2([.C103:.D103];[.C102:.D102]))/[.$H$2]))*[.$I$2]+[.A102]" office:value-type="float" office:value="22.0164073767079" calcext:value-type="float">
            <text:p>22.0164073767079</text:p>
          </table:table-cell>
          <table:table-cell office:value-type="float" office:value="1.5" calcext:value-type="float">
            <text:p>1.5</text:p>
          </table:table-cell>
          <table:table-cell office:value-type="float" office:value="1.34256198347107" calcext:value-type="float">
            <text:p>1.34256198347107</text:p>
          </table:table-cell>
          <table:table-cell office:value-type="float" office:value="1.57396694214876" calcext:value-type="float">
            <text:p>1.57396694214876</text:p>
          </table:table-cell>
          <table:table-cell table:number-columns-repeated="6"/>
        </table:table-row>
        <table:table-row table:style-name="ro1">
          <table:table-cell table:formula="of:=ABS((SQRT(SUMXMY2([.C104:.D104];[.C103:.D103]))/[.$H$2]))*[.$I$2]+[.A103]" office:value-type="float" office:value="22.2587816978303" calcext:value-type="float">
            <text:p>22.2587816978303</text:p>
          </table:table-cell>
          <table:table-cell office:value-type="float" office:value="1.5" calcext:value-type="float">
            <text:p>1.5</text:p>
          </table:table-cell>
          <table:table-cell office:value-type="float" office:value="1.35909090909091" calcext:value-type="float">
            <text:p>1.35909090909091</text:p>
          </table:table-cell>
          <table:table-cell office:value-type="float" office:value="1.56776859504132" calcext:value-type="float">
            <text:p>1.56776859504132</text:p>
          </table:table-cell>
          <table:table-cell table:number-columns-repeated="6"/>
        </table:table-row>
        <table:table-row table:style-name="ro1">
          <table:table-cell table:formula="of:=ABS((SQRT(SUMXMY2([.C105:.D105];[.C104:.D104]))/[.$H$2]))*[.$I$2]+[.A104]" office:value-type="float" office:value="22.5125107336242" calcext:value-type="float">
            <text:p>22.5125107336242</text:p>
          </table:table-cell>
          <table:table-cell office:value-type="float" office:value="1.5" calcext:value-type="float">
            <text:p>1.5</text:p>
          </table:table-cell>
          <table:table-cell office:value-type="float" office:value="1.37561983471074" calcext:value-type="float">
            <text:p>1.37561983471074</text:p>
          </table:table-cell>
          <table:table-cell office:value-type="float" office:value="1.55950413223141" calcext:value-type="float">
            <text:p>1.55950413223141</text:p>
          </table:table-cell>
          <table:table-cell table:number-columns-repeated="6"/>
        </table:table-row>
        <table:table-row table:style-name="ro1">
          <table:table-cell table:formula="of:=ABS((SQRT(SUMXMY2([.C106:.D106];[.C105:.D105]))/[.$H$2]))*[.$I$2]+[.A105]" office:value-type="float" office:value="22.6543495765995" calcext:value-type="float">
            <text:p>22.6543495765995</text:p>
          </table:table-cell>
          <table:table-cell office:value-type="float" office:value="1.5" calcext:value-type="float">
            <text:p>1.5</text:p>
          </table:table-cell>
          <table:table-cell office:value-type="float" office:value="1.38388429752066" calcext:value-type="float">
            <text:p>1.38388429752066</text:p>
          </table:table-cell>
          <table:table-cell office:value-type="float" office:value="1.55330578512397" calcext:value-type="float">
            <text:p>1.55330578512397</text:p>
          </table:table-cell>
          <table:table-cell table:number-columns-repeated="6"/>
        </table:table-row>
        <table:table-row table:style-name="ro1">
          <table:table-cell table:formula="of:=ABS((SQRT(SUMXMY2([.C107:.D107];[.C106:.D106]))/[.$H$2]))*[.$I$2]+[.A106]" office:value-type="float" office:value="22.9080786123935" calcext:value-type="float">
            <text:p>22.9080786123935</text:p>
          </table:table-cell>
          <table:table-cell office:value-type="float" office:value="1.5" calcext:value-type="float">
            <text:p>1.5</text:p>
          </table:table-cell>
          <table:table-cell office:value-type="float" office:value="1.4004132231405" calcext:value-type="float">
            <text:p>1.4004132231405</text:p>
          </table:table-cell>
          <table:table-cell office:value-type="float" office:value="1.54504132231405" calcext:value-type="float">
            <text:p>1.54504132231405</text:p>
          </table:table-cell>
          <table:table-cell table:number-columns-repeated="6"/>
        </table:table-row>
        <table:table-row table:style-name="ro1">
          <table:table-cell table:formula="of:=ABS((SQRT(SUMXMY2([.C108:.D108];[.C107:.D107]))/[.$H$2]))*[.$I$2]+[.A107]" office:value-type="float" office:value="23.0499174553687" calcext:value-type="float">
            <text:p>23.0499174553687</text:p>
          </table:table-cell>
          <table:table-cell office:value-type="float" office:value="1.5" calcext:value-type="float">
            <text:p>1.5</text:p>
          </table:table-cell>
          <table:table-cell office:value-type="float" office:value="1.40867768595041" calcext:value-type="float">
            <text:p>1.40867768595041</text:p>
          </table:table-cell>
          <table:table-cell office:value-type="float" office:value="1.53884297520661" calcext:value-type="float">
            <text:p>1.53884297520661</text:p>
          </table:table-cell>
          <table:table-cell table:number-columns-repeated="6"/>
        </table:table-row>
        <table:table-row table:style-name="ro1">
          <table:table-cell table:formula="of:=ABS((SQRT(SUMXMY2([.C109:.D109];[.C108:.D108]))/[.$H$2]))*[.$I$2]+[.A108]" office:value-type="float" office:value="23.1917562983439" calcext:value-type="float">
            <text:p>23.1917562983439</text:p>
          </table:table-cell>
          <table:table-cell office:value-type="float" office:value="1.5" calcext:value-type="float">
            <text:p>1.5</text:p>
          </table:table-cell>
          <table:table-cell office:value-type="float" office:value="1.41694214876033" calcext:value-type="float">
            <text:p>1.41694214876033</text:p>
          </table:table-cell>
          <table:table-cell office:value-type="float" office:value="1.53264462809917" calcext:value-type="float">
            <text:p>1.53264462809917</text:p>
          </table:table-cell>
          <table:table-cell table:number-columns-repeated="6"/>
        </table:table-row>
        <table:table-row table:style-name="ro1">
          <table:table-cell table:formula="of:=ABS((SQRT(SUMXMY2([.C110:.D110];[.C109:.D109]))/[.$H$2]))*[.$I$2]+[.A109]" office:value-type="float" office:value="23.3335951413191" calcext:value-type="float">
            <text:p>23.3335951413191</text:p>
          </table:table-cell>
          <table:table-cell office:value-type="float" office:value="1.5" calcext:value-type="float">
            <text:p>1.5</text:p>
          </table:table-cell>
          <table:table-cell office:value-type="float" office:value="1.42520661157025" calcext:value-type="float">
            <text:p>1.42520661157025</text:p>
          </table:table-cell>
          <table:table-cell office:value-type="float" office:value="1.52644628099174" calcext:value-type="float">
            <text:p>1.52644628099174</text:p>
          </table:table-cell>
          <table:table-cell table:number-columns-repeated="6"/>
        </table:table-row>
        <table:table-row table:style-name="ro1">
          <table:table-cell table:formula="of:=ABS((SQRT(SUMXMY2([.C111:.D111];[.C110:.D110]))/[.$H$2]))*[.$I$2]+[.A110]" office:value-type="float" office:value="23.4754339842944" calcext:value-type="float">
            <text:p>23.4754339842944</text:p>
          </table:table-cell>
          <table:table-cell office:value-type="float" office:value="1.5" calcext:value-type="float">
            <text:p>1.5</text:p>
          </table:table-cell>
          <table:table-cell office:value-type="float" office:value="1.43347107438017" calcext:value-type="float">
            <text:p>1.43347107438017</text:p>
          </table:table-cell>
          <table:table-cell office:value-type="float" office:value="1.5202479338843" calcext:value-type="float">
            <text:p>1.5202479338843</text:p>
          </table:table-cell>
          <table:table-cell table:number-columns-repeated="6"/>
        </table:table-row>
        <table:table-row table:style-name="ro1">
          <table:table-cell table:formula="of:=ABS((SQRT(SUMXMY2([.C112:.D112];[.C111:.D111]))/[.$H$2]))*[.$I$2]+[.A111]" office:value-type="float" office:value="23.6172728272695" calcext:value-type="float">
            <text:p>23.6172728272695</text:p>
          </table:table-cell>
          <table:table-cell office:value-type="float" office:value="1.5" calcext:value-type="float">
            <text:p>1.5</text:p>
          </table:table-cell>
          <table:table-cell office:value-type="float" office:value="1.44173553719008" calcext:value-type="float">
            <text:p>1.44173553719008</text:p>
          </table:table-cell>
          <table:table-cell office:value-type="float" office:value="1.51404958677686" calcext:value-type="float">
            <text:p>1.51404958677686</text:p>
          </table:table-cell>
          <table:table-cell table:number-columns-repeated="6"/>
        </table:table-row>
        <table:table-row table:style-name="ro1">
          <table:table-cell table:formula="of:=ABS((SQRT(SUMXMY2([.C113:.D113];[.C112:.D112]))/[.$H$2]))*[.$I$2]+[.A112]" office:value-type="float" office:value="23.7591116702448" calcext:value-type="float">
            <text:p>23.7591116702448</text:p>
          </table:table-cell>
          <table:table-cell office:value-type="float" office:value="1.5" calcext:value-type="float">
            <text:p>1.5</text:p>
          </table:table-cell>
          <table:table-cell office:value-type="float" office:value="1.45" calcext:value-type="float">
            <text:p>1.45</text:p>
          </table:table-cell>
          <table:table-cell office:value-type="float" office:value="1.50785123966942" calcext:value-type="float">
            <text:p>1.50785123966942</text:p>
          </table:table-cell>
          <table:table-cell table:number-columns-repeated="6"/>
        </table:table-row>
        <table:table-row table:style-name="ro1">
          <table:table-cell table:formula="of:=ABS((SQRT(SUMXMY2([.C114:.D114];[.C113:.D113]))/[.$H$2]))*[.$I$2]+[.A113]" office:value-type="float" office:value="23.90095051322" calcext:value-type="float">
            <text:p>23.90095051322</text:p>
          </table:table-cell>
          <table:table-cell office:value-type="float" office:value="1.5" calcext:value-type="float">
            <text:p>1.5</text:p>
          </table:table-cell>
          <table:table-cell office:value-type="float" office:value="1.45826446280992" calcext:value-type="float">
            <text:p>1.45826446280992</text:p>
          </table:table-cell>
          <table:table-cell office:value-type="float" office:value="1.50165289256198" calcext:value-type="float">
            <text:p>1.50165289256198</text:p>
          </table:table-cell>
          <table:table-cell table:number-columns-repeated="6"/>
        </table:table-row>
        <table:table-row table:style-name="ro1">
          <table:table-cell table:formula="of:=ABS((SQRT(SUMXMY2([.C115:.D115];[.C114:.D114]))/[.$H$2]))*[.$I$2]+[.A114]" office:value-type="float" office:value="24.0614228455453" calcext:value-type="float">
            <text:p>24.0614228455453</text:p>
          </table:table-cell>
          <table:table-cell office:value-type="float" office:value="1.5" calcext:value-type="float">
            <text:p>1.5</text:p>
          </table:table-cell>
          <table:table-cell office:value-type="float" office:value="1.46652892561983" calcext:value-type="float">
            <text:p>1.46652892561983</text:p>
          </table:table-cell>
          <table:table-cell office:value-type="float" office:value="1.49338842975207" calcext:value-type="float">
            <text:p>1.49338842975207</text:p>
          </table:table-cell>
          <table:table-cell table:number-columns-repeated="6"/>
        </table:table-row>
        <table:table-row table:style-name="ro1">
          <table:table-cell table:formula="of:=ABS((SQRT(SUMXMY2([.C116:.D116];[.C115:.D115]))/[.$H$2]))*[.$I$2]+[.A115]" office:value-type="float" office:value="24.2218951778709" calcext:value-type="float">
            <text:p>24.2218951778709</text:p>
          </table:table-cell>
          <table:table-cell office:value-type="float" office:value="1.5" calcext:value-type="float">
            <text:p>1.5</text:p>
          </table:table-cell>
          <table:table-cell office:value-type="float" office:value="1.47479338842975" calcext:value-type="float">
            <text:p>1.47479338842975</text:p>
          </table:table-cell>
          <table:table-cell office:value-type="float" office:value="1.48512396694215" calcext:value-type="float">
            <text:p>1.48512396694215</text:p>
          </table:table-cell>
          <table:table-cell table:number-columns-repeated="6"/>
        </table:table-row>
        <table:table-row table:style-name="ro1">
          <table:table-cell table:formula="of:=ABS((SQRT(SUMXMY2([.C117:.D117];[.C116:.D116]))/[.$H$2]))*[.$I$2]+[.A116]" office:value-type="float" office:value="24.5027217594405" calcext:value-type="float">
            <text:p>24.5027217594405</text:p>
          </table:table-cell>
          <table:table-cell office:value-type="float" office:value="1.5" calcext:value-type="float">
            <text:p>1.5</text:p>
          </table:table-cell>
          <table:table-cell office:value-type="float" office:value="1.48925619834711" calcext:value-type="float">
            <text:p>1.48925619834711</text:p>
          </table:table-cell>
          <table:table-cell office:value-type="float" office:value="1.47066115702479" calcext:value-type="float">
            <text:p>1.47066115702479</text:p>
          </table:table-cell>
          <table:table-cell table:number-columns-repeated="6"/>
        </table:table-row>
        <table:table-row table:style-name="ro1">
          <table:table-cell table:formula="of:=ABS((SQRT(SUMXMY2([.C118:.D118];[.C117:.D117]))/[.$H$2]))*[.$I$2]+[.A117]" office:value-type="float" office:value="24.663194091766" calcext:value-type="float">
            <text:p>24.663194091766</text:p>
          </table:table-cell>
          <table:table-cell office:value-type="float" office:value="1.5" calcext:value-type="float">
            <text:p>1.5</text:p>
          </table:table-cell>
          <table:table-cell office:value-type="float" office:value="1.49752066115703" calcext:value-type="float">
            <text:p>1.49752066115703</text:p>
          </table:table-cell>
          <table:table-cell office:value-type="float" office:value="1.46239669421488" calcext:value-type="float">
            <text:p>1.46239669421488</text:p>
          </table:table-cell>
          <table:table-cell table:number-columns-repeated="6"/>
        </table:table-row>
        <table:table-row table:style-name="ro1">
          <table:table-cell table:formula="of:=ABS((SQRT(SUMXMY2([.C119:.D119];[.C118:.D118]))/[.$H$2]))*[.$I$2]+[.A118]" office:value-type="float" office:value="24.8236664240914" calcext:value-type="float">
            <text:p>24.8236664240914</text:p>
          </table:table-cell>
          <table:table-cell office:value-type="float" office:value="1.5" calcext:value-type="float">
            <text:p>1.5</text:p>
          </table:table-cell>
          <table:table-cell office:value-type="float" office:value="1.50578512396694" calcext:value-type="float">
            <text:p>1.50578512396694</text:p>
          </table:table-cell>
          <table:table-cell office:value-type="float" office:value="1.45413223140496" calcext:value-type="float">
            <text:p>1.45413223140496</text:p>
          </table:table-cell>
          <table:table-cell table:number-columns-repeated="6"/>
        </table:table-row>
        <table:table-row table:style-name="ro1">
          <table:table-cell table:formula="of:=ABS((SQRT(SUMXMY2([.C120:.D120];[.C119:.D119]))/[.$H$2]))*[.$I$2]+[.A119]" office:value-type="float" office:value="24.9655052670667" calcext:value-type="float">
            <text:p>24.9655052670667</text:p>
          </table:table-cell>
          <table:table-cell office:value-type="float" office:value="1.5" calcext:value-type="float">
            <text:p>1.5</text:p>
          </table:table-cell>
          <table:table-cell office:value-type="float" office:value="1.51198347107438" calcext:value-type="float">
            <text:p>1.51198347107438</text:p>
          </table:table-cell>
          <table:table-cell office:value-type="float" office:value="1.44586776859504" calcext:value-type="float">
            <text:p>1.44586776859504</text:p>
          </table:table-cell>
          <table:table-cell table:number-columns-repeated="6"/>
        </table:table-row>
        <table:table-row table:style-name="ro1">
          <table:table-cell table:formula="of:=ABS((SQRT(SUMXMY2([.C121:.D121];[.C120:.D120]))/[.$H$2]))*[.$I$2]+[.A120]" office:value-type="float" office:value="25.1073441100419" calcext:value-type="float">
            <text:p>25.1073441100419</text:p>
          </table:table-cell>
          <table:table-cell office:value-type="float" office:value="1.5" calcext:value-type="float">
            <text:p>1.5</text:p>
          </table:table-cell>
          <table:table-cell office:value-type="float" office:value="1.51818181818182" calcext:value-type="float">
            <text:p>1.51818181818182</text:p>
          </table:table-cell>
          <table:table-cell office:value-type="float" office:value="1.43760330578512" calcext:value-type="float">
            <text:p>1.43760330578512</text:p>
          </table:table-cell>
          <table:table-cell table:number-columns-repeated="6"/>
        </table:table-row>
        <table:table-row table:style-name="ro1">
          <table:table-cell table:formula="of:=ABS((SQRT(SUMXMY2([.C122:.D122];[.C121:.D121]))/[.$H$2]))*[.$I$2]+[.A121]" office:value-type="float" office:value="25.2491829530171" calcext:value-type="float">
            <text:p>25.2491829530171</text:p>
          </table:table-cell>
          <table:table-cell office:value-type="float" office:value="1.5" calcext:value-type="float">
            <text:p>1.5</text:p>
          </table:table-cell>
          <table:table-cell office:value-type="float" office:value="1.52438016528926" calcext:value-type="float">
            <text:p>1.52438016528926</text:p>
          </table:table-cell>
          <table:table-cell office:value-type="float" office:value="1.42933884297521" calcext:value-type="float">
            <text:p>1.42933884297521</text:p>
          </table:table-cell>
          <table:table-cell table:number-columns-repeated="6"/>
        </table:table-row>
        <table:table-row table:style-name="ro1">
          <table:table-cell table:formula="of:=ABS((SQRT(SUMXMY2([.C123:.D123];[.C122:.D122]))/[.$H$2]))*[.$I$2]+[.A122]" office:value-type="float" office:value="25.3910217959922" calcext:value-type="float">
            <text:p>25.3910217959922</text:p>
          </table:table-cell>
          <table:table-cell office:value-type="float" office:value="1.5" calcext:value-type="float">
            <text:p>1.5</text:p>
          </table:table-cell>
          <table:table-cell office:value-type="float" office:value="1.53057851239669" calcext:value-type="float">
            <text:p>1.53057851239669</text:p>
          </table:table-cell>
          <table:table-cell office:value-type="float" office:value="1.42107438016529" calcext:value-type="float">
            <text:p>1.42107438016529</text:p>
          </table:table-cell>
          <table:table-cell table:number-columns-repeated="6"/>
        </table:table-row>
        <table:table-row table:style-name="ro1">
          <table:table-cell table:formula="of:=ABS((SQRT(SUMXMY2([.C124:.D124];[.C123:.D123]))/[.$H$2]))*[.$I$2]+[.A123]" office:value-type="float" office:value="25.5328606389675" calcext:value-type="float">
            <text:p>25.5328606389675</text:p>
          </table:table-cell>
          <table:table-cell office:value-type="float" office:value="1.5" calcext:value-type="float">
            <text:p>1.5</text:p>
          </table:table-cell>
          <table:table-cell office:value-type="float" office:value="1.53677685950413" calcext:value-type="float">
            <text:p>1.53677685950413</text:p>
          </table:table-cell>
          <table:table-cell office:value-type="float" office:value="1.41280991735537" calcext:value-type="float">
            <text:p>1.41280991735537</text:p>
          </table:table-cell>
          <table:table-cell table:number-columns-repeated="6"/>
        </table:table-row>
        <table:table-row table:style-name="ro1">
          <table:table-cell table:formula="of:=ABS((SQRT(SUMXMY2([.C125:.D125];[.C124:.D124]))/[.$H$2]))*[.$I$2]+[.A124]" office:value-type="float" office:value="25.8004816326516" calcext:value-type="float">
            <text:p>25.8004816326516</text:p>
          </table:table-cell>
          <table:table-cell office:value-type="float" office:value="1.5" calcext:value-type="float">
            <text:p>1.5</text:p>
          </table:table-cell>
          <table:table-cell office:value-type="float" office:value="1.54710743801653" calcext:value-type="float">
            <text:p>1.54710743801653</text:p>
          </table:table-cell>
          <table:table-cell office:value-type="float" office:value="1.39628099173554" calcext:value-type="float">
            <text:p>1.39628099173554</text:p>
          </table:table-cell>
          <table:table-cell table:number-columns-repeated="6"/>
        </table:table-row>
        <table:table-row table:style-name="ro1">
          <table:table-cell table:formula="of:=ABS((SQRT(SUMXMY2([.C126:.D126];[.C125:.D125]))/[.$H$2]))*[.$I$2]+[.A125]" office:value-type="float" office:value="26.0681026263359" calcext:value-type="float">
            <text:p>26.0681026263359</text:p>
          </table:table-cell>
          <table:table-cell office:value-type="float" office:value="1.5" calcext:value-type="float">
            <text:p>1.5</text:p>
          </table:table-cell>
          <table:table-cell office:value-type="float" office:value="1.55743801652893" calcext:value-type="float">
            <text:p>1.55743801652893</text:p>
          </table:table-cell>
          <table:table-cell office:value-type="float" office:value="1.3797520661157" calcext:value-type="float">
            <text:p>1.3797520661157</text:p>
          </table:table-cell>
          <table:table-cell table:number-columns-repeated="6"/>
        </table:table-row>
        <table:table-row table:style-name="ro1">
          <table:table-cell table:formula="of:=ABS((SQRT(SUMXMY2([.C127:.D127];[.C126:.D126]))/[.$H$2]))*[.$I$2]+[.A126]" office:value-type="float" office:value="26.3218316621298" calcext:value-type="float">
            <text:p>26.3218316621298</text:p>
          </table:table-cell>
          <table:table-cell office:value-type="float" office:value="1.5" calcext:value-type="float">
            <text:p>1.5</text:p>
          </table:table-cell>
          <table:table-cell office:value-type="float" office:value="1.56570247933884" calcext:value-type="float">
            <text:p>1.56570247933884</text:p>
          </table:table-cell>
          <table:table-cell office:value-type="float" office:value="1.36322314049587" calcext:value-type="float">
            <text:p>1.36322314049587</text:p>
          </table:table-cell>
          <table:table-cell table:number-columns-repeated="6"/>
        </table:table-row>
        <table:table-row table:style-name="ro1">
          <table:table-cell table:formula="of:=ABS((SQRT(SUMXMY2([.C128:.D128];[.C127:.D127]))/[.$H$2]))*[.$I$2]+[.A127]" office:value-type="float" office:value="26.5755606979238" calcext:value-type="float">
            <text:p>26.5755606979238</text:p>
          </table:table-cell>
          <table:table-cell office:value-type="float" office:value="1.5" calcext:value-type="float">
            <text:p>1.5</text:p>
          </table:table-cell>
          <table:table-cell office:value-type="float" office:value="1.57396694214876" calcext:value-type="float">
            <text:p>1.57396694214876</text:p>
          </table:table-cell>
          <table:table-cell office:value-type="float" office:value="1.34669421487603" calcext:value-type="float">
            <text:p>1.34669421487603</text:p>
          </table:table-cell>
          <table:table-cell table:number-columns-repeated="6"/>
        </table:table-row>
        <table:table-row table:style-name="ro1">
          <table:table-cell table:formula="of:=ABS((SQRT(SUMXMY2([.C129:.D129];[.C128:.D128]))/[.$H$2]))*[.$I$2]+[.A128]" office:value-type="float" office:value="26.8179350190461" calcext:value-type="float">
            <text:p>26.8179350190461</text:p>
          </table:table-cell>
          <table:table-cell office:value-type="float" office:value="1.5" calcext:value-type="float">
            <text:p>1.5</text:p>
          </table:table-cell>
          <table:table-cell office:value-type="float" office:value="1.5801652892562" calcext:value-type="float">
            <text:p>1.5801652892562</text:p>
          </table:table-cell>
          <table:table-cell office:value-type="float" office:value="1.3301652892562" calcext:value-type="float">
            <text:p>1.3301652892562</text:p>
          </table:table-cell>
          <table:table-cell table:number-columns-repeated="6"/>
        </table:table-row>
        <table:table-row table:style-name="ro1">
          <table:table-cell table:formula="of:=ABS((SQRT(SUMXMY2([.C130:.D130];[.C129:.D129]))/[.$H$2]))*[.$I$2]+[.A129]" office:value-type="float" office:value="27.0603093401685" calcext:value-type="float">
            <text:p>27.0603093401685</text:p>
          </table:table-cell>
          <table:table-cell office:value-type="float" office:value="1.5" calcext:value-type="float">
            <text:p>1.5</text:p>
          </table:table-cell>
          <table:table-cell office:value-type="float" office:value="1.58636363636364" calcext:value-type="float">
            <text:p>1.58636363636364</text:p>
          </table:table-cell>
          <table:table-cell office:value-type="float" office:value="1.31363636363636" calcext:value-type="float">
            <text:p>1.31363636363636</text:p>
          </table:table-cell>
          <table:table-cell table:number-columns-repeated="6"/>
        </table:table-row>
        <table:table-row table:style-name="ro1">
          <table:table-cell table:formula="of:=ABS((SQRT(SUMXMY2([.C131:.D131];[.C130:.D130]))/[.$H$2]))*[.$I$2]+[.A130]" office:value-type="float" office:value="27.3026836612908" calcext:value-type="float">
            <text:p>27.3026836612908</text:p>
          </table:table-cell>
          <table:table-cell office:value-type="float" office:value="1.5" calcext:value-type="float">
            <text:p>1.5</text:p>
          </table:table-cell>
          <table:table-cell office:value-type="float" office:value="1.59256198347107" calcext:value-type="float">
            <text:p>1.59256198347107</text:p>
          </table:table-cell>
          <table:table-cell office:value-type="float" office:value="1.29710743801653" calcext:value-type="float">
            <text:p>1.29710743801653</text:p>
          </table:table-cell>
          <table:table-cell table:number-columns-repeated="6"/>
        </table:table-row>
        <table:table-row table:style-name="ro1">
          <table:table-cell table:formula="of:=ABS((SQRT(SUMXMY2([.C132:.D132];[.C131:.D131]))/[.$H$2]))*[.$I$2]+[.A131]" office:value-type="float" office:value="27.5366102738517" calcext:value-type="float">
            <text:p>27.5366102738517</text:p>
          </table:table-cell>
          <table:table-cell office:value-type="float" office:value="1.5" calcext:value-type="float">
            <text:p>1.5</text:p>
          </table:table-cell>
          <table:table-cell office:value-type="float" office:value="1.59669421487603" calcext:value-type="float">
            <text:p>1.59669421487603</text:p>
          </table:table-cell>
          <table:table-cell office:value-type="float" office:value="1.28057851239669" calcext:value-type="float">
            <text:p>1.28057851239669</text:p>
          </table:table-cell>
          <table:table-cell table:number-columns-repeated="6"/>
        </table:table-row>
        <table:table-row table:style-name="ro1">
          <table:table-cell table:formula="of:=ABS((SQRT(SUMXMY2([.C133:.D133];[.C132:.D132]))/[.$H$2]))*[.$I$2]+[.A132]" office:value-type="float" office:value="27.7705368864125" calcext:value-type="float">
            <text:p>27.7705368864125</text:p>
          </table:table-cell>
          <table:table-cell office:value-type="float" office:value="1.5" calcext:value-type="float">
            <text:p>1.5</text:p>
          </table:table-cell>
          <table:table-cell office:value-type="float" office:value="1.60082644628099" calcext:value-type="float">
            <text:p>1.60082644628099</text:p>
          </table:table-cell>
          <table:table-cell office:value-type="float" office:value="1.26404958677686" calcext:value-type="float">
            <text:p>1.26404958677686</text:p>
          </table:table-cell>
          <table:table-cell table:number-columns-repeated="6"/>
        </table:table-row>
        <table:table-row table:style-name="ro1">
          <table:table-cell table:formula="of:=ABS((SQRT(SUMXMY2([.C134:.D134];[.C133:.D133]))/[.$H$2]))*[.$I$2]+[.A133]" office:value-type="float" office:value="28.0044634989734" calcext:value-type="float">
            <text:p>28.0044634989734</text:p>
          </table:table-cell>
          <table:table-cell office:value-type="float" office:value="1.5" calcext:value-type="float">
            <text:p>1.5</text:p>
          </table:table-cell>
          <table:table-cell office:value-type="float" office:value="1.60495867768595" calcext:value-type="float">
            <text:p>1.60495867768595</text:p>
          </table:table-cell>
          <table:table-cell office:value-type="float" office:value="1.24752066115702" calcext:value-type="float">
            <text:p>1.24752066115702</text:p>
          </table:table-cell>
          <table:table-cell table:number-columns-repeated="6"/>
        </table:table-row>
        <table:table-row table:style-name="ro1">
          <table:table-cell table:formula="of:=ABS((SQRT(SUMXMY2([.C135:.D135];[.C134:.D134]))/[.$H$2]))*[.$I$2]+[.A134]" office:value-type="float" office:value="28.2383901115343" calcext:value-type="float">
            <text:p>28.2383901115343</text:p>
          </table:table-cell>
          <table:table-cell office:value-type="float" office:value="1.5" calcext:value-type="float">
            <text:p>1.5</text:p>
          </table:table-cell>
          <table:table-cell office:value-type="float" office:value="1.60909090909091" calcext:value-type="float">
            <text:p>1.60909090909091</text:p>
          </table:table-cell>
          <table:table-cell office:value-type="float" office:value="1.23099173553719" calcext:value-type="float">
            <text:p>1.23099173553719</text:p>
          </table:table-cell>
          <table:table-cell table:number-columns-repeated="6"/>
        </table:table-row>
        <table:table-row table:style-name="ro1">
          <table:table-cell table:formula="of:=ABS((SQRT(SUMXMY2([.C136:.D136];[.C135:.D135]))/[.$H$2]))*[.$I$2]+[.A135]" office:value-type="float" office:value="28.4670983736915" calcext:value-type="float">
            <text:p>28.4670983736915</text:p>
          </table:table-cell>
          <table:table-cell office:value-type="float" office:value="1.5" calcext:value-type="float">
            <text:p>1.5</text:p>
          </table:table-cell>
          <table:table-cell office:value-type="float" office:value="1.61115702479339" calcext:value-type="float">
            <text:p>1.61115702479339</text:p>
          </table:table-cell>
          <table:table-cell office:value-type="float" office:value="1.21446280991736" calcext:value-type="float">
            <text:p>1.21446280991736</text:p>
          </table:table-cell>
          <table:table-cell table:number-columns-repeated="6"/>
        </table:table-row>
        <table:table-row table:style-name="ro1">
          <table:table-cell table:formula="of:=ABS((SQRT(SUMXMY2([.C137:.D137];[.C136:.D136]))/[.$H$2]))*[.$I$2]+[.A136]" office:value-type="float" office:value="28.6958066358489" calcext:value-type="float">
            <text:p>28.6958066358489</text:p>
          </table:table-cell>
          <table:table-cell office:value-type="float" office:value="1.5" calcext:value-type="float">
            <text:p>1.5</text:p>
          </table:table-cell>
          <table:table-cell office:value-type="float" office:value="1.61322314049587" calcext:value-type="float">
            <text:p>1.61322314049587</text:p>
          </table:table-cell>
          <table:table-cell office:value-type="float" office:value="1.19793388429752" calcext:value-type="float">
            <text:p>1.19793388429752</text:p>
          </table:table-cell>
          <table:table-cell table:number-columns-repeated="6"/>
        </table:table-row>
        <table:table-row table:style-name="ro1">
          <table:table-cell table:formula="of:=ABS((SQRT(SUMXMY2([.C138:.D138];[.C137:.D137]))/[.$H$2]))*[.$I$2]+[.A137]" office:value-type="float" office:value="28.9227487846092" calcext:value-type="float">
            <text:p>28.9227487846092</text:p>
          </table:table-cell>
          <table:table-cell office:value-type="float" office:value="1.5" calcext:value-type="float">
            <text:p>1.5</text:p>
          </table:table-cell>
          <table:table-cell office:value-type="float" office:value="1.61322314049587" calcext:value-type="float">
            <text:p>1.61322314049587</text:p>
          </table:table-cell>
          <table:table-cell office:value-type="float" office:value="1.18140495867769" calcext:value-type="float">
            <text:p>1.18140495867769</text:p>
          </table:table-cell>
          <table:table-cell table:number-columns-repeated="6"/>
        </table:table-row>
        <table:table-row table:style-name="ro1">
          <table:table-cell table:formula="of:=ABS((SQRT(SUMXMY2([.C139:.D139];[.C138:.D138]))/[.$H$2]))*[.$I$2]+[.A138]" office:value-type="float" office:value="29.1514570467665" calcext:value-type="float">
            <text:p>29.1514570467665</text:p>
          </table:table-cell>
          <table:table-cell office:value-type="float" office:value="1.5" calcext:value-type="float">
            <text:p>1.5</text:p>
          </table:table-cell>
          <table:table-cell office:value-type="float" office:value="1.61528925619835" calcext:value-type="float">
            <text:p>1.61528925619835</text:p>
          </table:table-cell>
          <table:table-cell office:value-type="float" office:value="1.16487603305785" calcext:value-type="float">
            <text:p>1.16487603305785</text:p>
          </table:table-cell>
          <table:table-cell table:number-columns-repeated="6"/>
        </table:table-row>
        <table:table-row table:style-name="ro1">
          <table:table-cell table:formula="of:=ABS((SQRT(SUMXMY2([.C140:.D140];[.C139:.D139]))/[.$H$2]))*[.$I$2]+[.A139]" office:value-type="float" office:value="29.3783991955268" calcext:value-type="float">
            <text:p>29.3783991955268</text:p>
          </table:table-cell>
          <table:table-cell office:value-type="float" office:value="1.5" calcext:value-type="float">
            <text:p>1.5</text:p>
          </table:table-cell>
          <table:table-cell office:value-type="float" office:value="1.61528925619835" calcext:value-type="float">
            <text:p>1.61528925619835</text:p>
          </table:table-cell>
          <table:table-cell office:value-type="float" office:value="1.14834710743802" calcext:value-type="float">
            <text:p>1.14834710743802</text:p>
          </table:table-cell>
          <table:table-cell table:number-columns-repeated="6"/>
        </table:table-row>
        <table:table-row table:style-name="ro1">
          <table:table-cell table:formula="of:=ABS((SQRT(SUMXMY2([.C141:.D141];[.C140:.D140]))/[.$H$2]))*[.$I$2]+[.A140]" office:value-type="float" office:value="29.6071074576842" calcext:value-type="float">
            <text:p>29.6071074576842</text:p>
          </table:table-cell>
          <table:table-cell office:value-type="float" office:value="1.5" calcext:value-type="float">
            <text:p>1.5</text:p>
          </table:table-cell>
          <table:table-cell office:value-type="float" office:value="1.61322314049587" calcext:value-type="float">
            <text:p>1.61322314049587</text:p>
          </table:table-cell>
          <table:table-cell office:value-type="float" office:value="1.13181818181818" calcext:value-type="float">
            <text:p>1.13181818181818</text:p>
          </table:table-cell>
          <table:table-cell table:number-columns-repeated="6"/>
        </table:table-row>
        <table:table-row table:style-name="ro1">
          <table:table-cell table:formula="of:=ABS((SQRT(SUMXMY2([.C142:.D142];[.C141:.D141]))/[.$H$2]))*[.$I$2]+[.A141]" office:value-type="float" office:value="29.8340496064445" calcext:value-type="float">
            <text:p>29.8340496064445</text:p>
          </table:table-cell>
          <table:table-cell office:value-type="float" office:value="1.5" calcext:value-type="float">
            <text:p>1.5</text:p>
          </table:table-cell>
          <table:table-cell office:value-type="float" office:value="1.61322314049587" calcext:value-type="float">
            <text:p>1.61322314049587</text:p>
          </table:table-cell>
          <table:table-cell office:value-type="float" office:value="1.11528925619835" calcext:value-type="float">
            <text:p>1.11528925619835</text:p>
          </table:table-cell>
          <table:table-cell table:number-columns-repeated="6"/>
        </table:table-row>
        <table:table-row table:style-name="ro1">
          <table:table-cell table:formula="of:=ABS((SQRT(SUMXMY2([.C143:.D143];[.C142:.D142]))/[.$H$2]))*[.$I$2]+[.A142]" office:value-type="float" office:value="30.0627578686018" calcext:value-type="float">
            <text:p>30.0627578686018</text:p>
          </table:table-cell>
          <table:table-cell office:value-type="float" office:value="1.5" calcext:value-type="float">
            <text:p>1.5</text:p>
          </table:table-cell>
          <table:table-cell office:value-type="float" office:value="1.61115702479339" calcext:value-type="float">
            <text:p>1.61115702479339</text:p>
          </table:table-cell>
          <table:table-cell office:value-type="float" office:value="1.09876033057851" calcext:value-type="float">
            <text:p>1.09876033057851</text:p>
          </table:table-cell>
          <table:table-cell table:number-columns-repeated="6"/>
        </table:table-row>
        <table:table-row table:style-name="ro1">
          <table:table-cell table:formula="of:=ABS((SQRT(SUMXMY2([.C144:.D144];[.C143:.D143]))/[.$H$2]))*[.$I$2]+[.A143]" office:value-type="float" office:value="30.2914661307591" calcext:value-type="float">
            <text:p>30.2914661307591</text:p>
          </table:table-cell>
          <table:table-cell office:value-type="float" office:value="1.5" calcext:value-type="float">
            <text:p>1.5</text:p>
          </table:table-cell>
          <table:table-cell office:value-type="float" office:value="1.60909090909091" calcext:value-type="float">
            <text:p>1.60909090909091</text:p>
          </table:table-cell>
          <table:table-cell office:value-type="float" office:value="1.08223140495868" calcext:value-type="float">
            <text:p>1.08223140495868</text:p>
          </table:table-cell>
          <table:table-cell table:number-columns-repeated="6"/>
        </table:table-row>
        <table:table-row table:style-name="ro1">
          <table:table-cell table:formula="of:=ABS((SQRT(SUMXMY2([.C145:.D145];[.C144:.D144]))/[.$H$2]))*[.$I$2]+[.A144]" office:value-type="float" office:value="30.52539274332" calcext:value-type="float">
            <text:p>30.52539274332</text:p>
          </table:table-cell>
          <table:table-cell office:value-type="float" office:value="1.5" calcext:value-type="float">
            <text:p>1.5</text:p>
          </table:table-cell>
          <table:table-cell office:value-type="float" office:value="1.60495867768595" calcext:value-type="float">
            <text:p>1.60495867768595</text:p>
          </table:table-cell>
          <table:table-cell office:value-type="float" office:value="1.06570247933884" calcext:value-type="float">
            <text:p>1.06570247933884</text:p>
          </table:table-cell>
          <table:table-cell table:number-columns-repeated="6"/>
        </table:table-row>
        <table:table-row table:style-name="ro1">
          <table:table-cell table:formula="of:=ABS((SQRT(SUMXMY2([.C146:.D146];[.C145:.D145]))/[.$H$2]))*[.$I$2]+[.A145]" office:value-type="float" office:value="30.7593193558809" calcext:value-type="float">
            <text:p>30.7593193558809</text:p>
          </table:table-cell>
          <table:table-cell office:value-type="float" office:value="1.5" calcext:value-type="float">
            <text:p>1.5</text:p>
          </table:table-cell>
          <table:table-cell office:value-type="float" office:value="1.60082644628099" calcext:value-type="float">
            <text:p>1.60082644628099</text:p>
          </table:table-cell>
          <table:table-cell office:value-type="float" office:value="1.04917355371901" calcext:value-type="float">
            <text:p>1.04917355371901</text:p>
          </table:table-cell>
          <table:table-cell table:number-columns-repeated="6"/>
        </table:table-row>
        <table:table-row table:style-name="ro1">
          <table:table-cell table:formula="of:=ABS((SQRT(SUMXMY2([.C147:.D147];[.C146:.D146]))/[.$H$2]))*[.$I$2]+[.A146]" office:value-type="float" office:value="30.9932459684418" calcext:value-type="float">
            <text:p>30.9932459684418</text:p>
          </table:table-cell>
          <table:table-cell office:value-type="float" office:value="1.5" calcext:value-type="float">
            <text:p>1.5</text:p>
          </table:table-cell>
          <table:table-cell office:value-type="float" office:value="1.59669421487603" calcext:value-type="float">
            <text:p>1.59669421487603</text:p>
          </table:table-cell>
          <table:table-cell office:value-type="float" office:value="1.03264462809917" calcext:value-type="float">
            <text:p>1.03264462809917</text:p>
          </table:table-cell>
          <table:table-cell table:number-columns-repeated="6"/>
        </table:table-row>
        <table:table-row table:style-name="ro1">
          <table:table-cell table:formula="of:=ABS((SQRT(SUMXMY2([.C148:.D148];[.C147:.D147]))/[.$H$2]))*[.$I$2]+[.A147]" office:value-type="float" office:value="31.2271725810026" calcext:value-type="float">
            <text:p>31.2271725810026</text:p>
          </table:table-cell>
          <table:table-cell office:value-type="float" office:value="1.5" calcext:value-type="float">
            <text:p>1.5</text:p>
          </table:table-cell>
          <table:table-cell office:value-type="float" office:value="1.59256198347107" calcext:value-type="float">
            <text:p>1.59256198347107</text:p>
          </table:table-cell>
          <table:table-cell office:value-type="float" office:value="1.01611570247934" calcext:value-type="float">
            <text:p>1.01611570247934</text:p>
          </table:table-cell>
          <table:table-cell table:number-columns-repeated="6"/>
        </table:table-row>
        <table:table-row table:style-name="ro1">
          <table:table-cell table:formula="of:=ABS((SQRT(SUMXMY2([.C149:.D149];[.C148:.D148]))/[.$H$2]))*[.$I$2]+[.A148]" office:value-type="float" office:value="31.4695469021249" calcext:value-type="float">
            <text:p>31.4695469021249</text:p>
          </table:table-cell>
          <table:table-cell office:value-type="float" office:value="1.5" calcext:value-type="float">
            <text:p>1.5</text:p>
          </table:table-cell>
          <table:table-cell office:value-type="float" office:value="1.58636363636364" calcext:value-type="float">
            <text:p>1.58636363636364</text:p>
          </table:table-cell>
          <table:table-cell office:value-type="float" office:value="0.999586776859504" calcext:value-type="float">
            <text:p>0.999586776859504</text:p>
          </table:table-cell>
          <table:table-cell table:number-columns-repeated="6"/>
        </table:table-row>
        <table:table-row table:style-name="ro1">
          <table:table-cell table:formula="of:=ABS((SQRT(SUMXMY2([.C150:.D150];[.C149:.D149]))/[.$H$2]))*[.$I$2]+[.A149]" office:value-type="float" office:value="31.7119212232473" calcext:value-type="float">
            <text:p>31.7119212232473</text:p>
          </table:table-cell>
          <table:table-cell office:value-type="float" office:value="1.5" calcext:value-type="float">
            <text:p>1.5</text:p>
          </table:table-cell>
          <table:table-cell office:value-type="float" office:value="1.5801652892562" calcext:value-type="float">
            <text:p>1.5801652892562</text:p>
          </table:table-cell>
          <table:table-cell office:value-type="float" office:value="0.983057851239669" calcext:value-type="float">
            <text:p>0.983057851239669</text:p>
          </table:table-cell>
          <table:table-cell table:number-columns-repeated="6"/>
        </table:table-row>
        <table:table-row table:style-name="ro1">
          <table:table-cell table:formula="of:=ABS((SQRT(SUMXMY2([.C151:.D151];[.C150:.D150]))/[.$H$2]))*[.$I$2]+[.A150]" office:value-type="float" office:value="31.9542955443696" calcext:value-type="float">
            <text:p>31.9542955443696</text:p>
          </table:table-cell>
          <table:table-cell office:value-type="float" office:value="1.5" calcext:value-type="float">
            <text:p>1.5</text:p>
          </table:table-cell>
          <table:table-cell office:value-type="float" office:value="1.57396694214876" calcext:value-type="float">
            <text:p>1.57396694214876</text:p>
          </table:table-cell>
          <table:table-cell office:value-type="float" office:value="0.966528925619835" calcext:value-type="float">
            <text:p>0.966528925619835</text:p>
          </table:table-cell>
          <table:table-cell table:number-columns-repeated="6"/>
        </table:table-row>
        <table:table-row table:style-name="ro1">
          <table:table-cell table:formula="of:=ABS((SQRT(SUMXMY2([.C152:.D152];[.C151:.D151]))/[.$H$2]))*[.$I$2]+[.A151]" office:value-type="float" office:value="32.2080245801636" calcext:value-type="float">
            <text:p>32.2080245801636</text:p>
          </table:table-cell>
          <table:table-cell office:value-type="float" office:value="1.5" calcext:value-type="float">
            <text:p>1.5</text:p>
          </table:table-cell>
          <table:table-cell office:value-type="float" office:value="1.56570247933884" calcext:value-type="float">
            <text:p>1.56570247933884</text:p>
          </table:table-cell>
          <table:table-cell office:value-type="float" office:value="0.95" calcext:value-type="float">
            <text:p>0.95</text:p>
          </table:table-cell>
          <table:table-cell table:number-columns-repeated="6"/>
        </table:table-row>
        <table:table-row table:style-name="ro1">
          <table:table-cell table:formula="of:=ABS((SQRT(SUMXMY2([.C153:.D153];[.C152:.D152]))/[.$H$2]))*[.$I$2]+[.A152]" office:value-type="float" office:value="32.4756455738477" calcext:value-type="float">
            <text:p>32.4756455738477</text:p>
          </table:table-cell>
          <table:table-cell office:value-type="float" office:value="1.5" calcext:value-type="float">
            <text:p>1.5</text:p>
          </table:table-cell>
          <table:table-cell office:value-type="float" office:value="1.55537190082645" calcext:value-type="float">
            <text:p>1.55537190082645</text:p>
          </table:table-cell>
          <table:table-cell office:value-type="float" office:value="0.933471074380165" calcext:value-type="float">
            <text:p>0.933471074380165</text:p>
          </table:table-cell>
          <table:table-cell table:number-columns-repeated="6"/>
        </table:table-row>
        <table:table-row table:style-name="ro1">
          <table:table-cell table:formula="of:=ABS((SQRT(SUMXMY2([.C154:.D154];[.C153:.D153]))/[.$H$2]))*[.$I$2]+[.A153]" office:value-type="float" office:value="32.7293746096417" calcext:value-type="float">
            <text:p>32.7293746096417</text:p>
          </table:table-cell>
          <table:table-cell office:value-type="float" office:value="1.5" calcext:value-type="float">
            <text:p>1.5</text:p>
          </table:table-cell>
          <table:table-cell office:value-type="float" office:value="1.54710743801653" calcext:value-type="float">
            <text:p>1.54710743801653</text:p>
          </table:table-cell>
          <table:table-cell office:value-type="float" office:value="0.916942148760331" calcext:value-type="float">
            <text:p>0.916942148760331</text:p>
          </table:table-cell>
          <table:table-cell table:number-columns-repeated="6"/>
        </table:table-row>
        <table:table-row table:style-name="ro1">
          <table:table-cell table:formula="of:=ABS((SQRT(SUMXMY2([.C155:.D155];[.C154:.D154]))/[.$H$2]))*[.$I$2]+[.A154]" office:value-type="float" office:value="32.871213452617" calcext:value-type="float">
            <text:p>32.871213452617</text:p>
          </table:table-cell>
          <table:table-cell office:value-type="float" office:value="1.5" calcext:value-type="float">
            <text:p>1.5</text:p>
          </table:table-cell>
          <table:table-cell office:value-type="float" office:value="1.54090909090909" calcext:value-type="float">
            <text:p>1.54090909090909</text:p>
          </table:table-cell>
          <table:table-cell office:value-type="float" office:value="0.908677685950413" calcext:value-type="float">
            <text:p>0.908677685950413</text:p>
          </table:table-cell>
          <table:table-cell table:number-columns-repeated="6"/>
        </table:table-row>
        <table:table-row table:style-name="ro1">
          <table:table-cell table:formula="of:=ABS((SQRT(SUMXMY2([.C156:.D156];[.C155:.D155]))/[.$H$2]))*[.$I$2]+[.A155]" office:value-type="float" office:value="33.0130522955922" calcext:value-type="float">
            <text:p>33.0130522955922</text:p>
          </table:table-cell>
          <table:table-cell office:value-type="float" office:value="1.5" calcext:value-type="float">
            <text:p>1.5</text:p>
          </table:table-cell>
          <table:table-cell office:value-type="float" office:value="1.53471074380165" calcext:value-type="float">
            <text:p>1.53471074380165</text:p>
          </table:table-cell>
          <table:table-cell office:value-type="float" office:value="0.900413223140496" calcext:value-type="float">
            <text:p>0.900413223140496</text:p>
          </table:table-cell>
          <table:table-cell table:number-columns-repeated="6"/>
        </table:table-row>
        <table:table-row table:style-name="ro1">
          <table:table-cell table:formula="of:=ABS((SQRT(SUMXMY2([.C157:.D157];[.C156:.D156]))/[.$H$2]))*[.$I$2]+[.A156]" office:value-type="float" office:value="33.2806732892763" calcext:value-type="float">
            <text:p>33.2806732892763</text:p>
          </table:table-cell>
          <table:table-cell office:value-type="float" office:value="1.5" calcext:value-type="float">
            <text:p>1.5</text:p>
          </table:table-cell>
          <table:table-cell office:value-type="float" office:value="1.52438016528926" calcext:value-type="float">
            <text:p>1.52438016528926</text:p>
          </table:table-cell>
          <table:table-cell office:value-type="float" office:value="0.883884297520661" calcext:value-type="float">
            <text:p>0.883884297520661</text:p>
          </table:table-cell>
          <table:table-cell table:number-columns-repeated="6"/>
        </table:table-row>
        <table:table-row table:style-name="ro1">
          <table:table-cell table:formula="of:=ABS((SQRT(SUMXMY2([.C158:.D158];[.C157:.D157]))/[.$H$2]))*[.$I$2]+[.A157]" office:value-type="float" office:value="33.4225121322515" calcext:value-type="float">
            <text:p>33.4225121322515</text:p>
          </table:table-cell>
          <table:table-cell office:value-type="float" office:value="1.5" calcext:value-type="float">
            <text:p>1.5</text:p>
          </table:table-cell>
          <table:table-cell office:value-type="float" office:value="1.51818181818182" calcext:value-type="float">
            <text:p>1.51818181818182</text:p>
          </table:table-cell>
          <table:table-cell office:value-type="float" office:value="0.875619834710744" calcext:value-type="float">
            <text:p>0.875619834710744</text:p>
          </table:table-cell>
          <table:table-cell table:number-columns-repeated="6"/>
        </table:table-row>
        <table:table-row table:style-name="ro1">
          <table:table-cell table:formula="of:=ABS((SQRT(SUMXMY2([.C159:.D159];[.C158:.D158]))/[.$H$2]))*[.$I$2]+[.A158]" office:value-type="float" office:value="33.5643509752268" calcext:value-type="float">
            <text:p>33.5643509752268</text:p>
          </table:table-cell>
          <table:table-cell office:value-type="float" office:value="1.5" calcext:value-type="float">
            <text:p>1.5</text:p>
          </table:table-cell>
          <table:table-cell office:value-type="float" office:value="1.51198347107438" calcext:value-type="float">
            <text:p>1.51198347107438</text:p>
          </table:table-cell>
          <table:table-cell office:value-type="float" office:value="0.867355371900826" calcext:value-type="float">
            <text:p>0.867355371900826</text:p>
          </table:table-cell>
          <table:table-cell table:number-columns-repeated="6"/>
        </table:table-row>
        <table:table-row table:style-name="ro1">
          <table:table-cell table:formula="of:=ABS((SQRT(SUMXMY2([.C160:.D160];[.C159:.D159]))/[.$H$2]))*[.$I$2]+[.A159]" office:value-type="float" office:value="33.7248233075523" calcext:value-type="float">
            <text:p>33.7248233075523</text:p>
          </table:table-cell>
          <table:table-cell office:value-type="float" office:value="1.5" calcext:value-type="float">
            <text:p>1.5</text:p>
          </table:table-cell>
          <table:table-cell office:value-type="float" office:value="1.50371900826446" calcext:value-type="float">
            <text:p>1.50371900826446</text:p>
          </table:table-cell>
          <table:table-cell office:value-type="float" office:value="0.859090909090909" calcext:value-type="float">
            <text:p>0.859090909090909</text:p>
          </table:table-cell>
          <table:table-cell table:number-columns-repeated="6"/>
        </table:table-row>
        <table:table-row table:style-name="ro1">
          <table:table-cell table:formula="of:=ABS((SQRT(SUMXMY2([.C161:.D161];[.C160:.D160]))/[.$H$2]))*[.$I$2]+[.A160]" office:value-type="float" office:value="33.8666621505274" calcext:value-type="float">
            <text:p>33.8666621505274</text:p>
          </table:table-cell>
          <table:table-cell office:value-type="float" office:value="1.5" calcext:value-type="float">
            <text:p>1.5</text:p>
          </table:table-cell>
          <table:table-cell office:value-type="float" office:value="1.49752066115703" calcext:value-type="float">
            <text:p>1.49752066115703</text:p>
          </table:table-cell>
          <table:table-cell office:value-type="float" office:value="0.850826446280992" calcext:value-type="float">
            <text:p>0.850826446280992</text:p>
          </table:table-cell>
          <table:table-cell table:number-columns-repeated="6"/>
        </table:table-row>
        <table:table-row table:style-name="ro1">
          <table:table-cell table:formula="of:=ABS((SQRT(SUMXMY2([.C162:.D162];[.C161:.D161]))/[.$H$2]))*[.$I$2]+[.A161]" office:value-type="float" office:value="34.0271344828529" calcext:value-type="float">
            <text:p>34.0271344828529</text:p>
          </table:table-cell>
          <table:table-cell office:value-type="float" office:value="1.5" calcext:value-type="float">
            <text:p>1.5</text:p>
          </table:table-cell>
          <table:table-cell office:value-type="float" office:value="1.48925619834711" calcext:value-type="float">
            <text:p>1.48925619834711</text:p>
          </table:table-cell>
          <table:table-cell office:value-type="float" office:value="0.842561983471074" calcext:value-type="float">
            <text:p>0.842561983471074</text:p>
          </table:table-cell>
          <table:table-cell table:number-columns-repeated="6"/>
        </table:table-row>
        <table:table-row table:style-name="ro1">
          <table:table-cell table:formula="of:=ABS((SQRT(SUMXMY2([.C163:.D163];[.C162:.D162]))/[.$H$2]))*[.$I$2]+[.A162]" office:value-type="float" office:value="34.1876068151784" calcext:value-type="float">
            <text:p>34.1876068151784</text:p>
          </table:table-cell>
          <table:table-cell office:value-type="float" office:value="1.5" calcext:value-type="float">
            <text:p>1.5</text:p>
          </table:table-cell>
          <table:table-cell office:value-type="float" office:value="1.48099173553719" calcext:value-type="float">
            <text:p>1.48099173553719</text:p>
          </table:table-cell>
          <table:table-cell office:value-type="float" office:value="0.834297520661157" calcext:value-type="float">
            <text:p>0.834297520661157</text:p>
          </table:table-cell>
          <table:table-cell table:number-columns-repeated="6"/>
        </table:table-row>
        <table:table-row table:style-name="ro1">
          <table:table-cell table:formula="of:=ABS((SQRT(SUMXMY2([.C164:.D164];[.C163:.D163]))/[.$H$2]))*[.$I$2]+[.A163]" office:value-type="float" office:value="34.3480791475039" calcext:value-type="float">
            <text:p>34.3480791475039</text:p>
          </table:table-cell>
          <table:table-cell office:value-type="float" office:value="1.5" calcext:value-type="float">
            <text:p>1.5</text:p>
          </table:table-cell>
          <table:table-cell office:value-type="float" office:value="1.47272727272727" calcext:value-type="float">
            <text:p>1.47272727272727</text:p>
          </table:table-cell>
          <table:table-cell office:value-type="float" office:value="0.82603305785124" calcext:value-type="float">
            <text:p>0.82603305785124</text:p>
          </table:table-cell>
          <table:table-cell table:number-columns-repeated="6"/>
        </table:table-row>
        <table:table-row table:style-name="ro1">
          <table:table-cell table:formula="of:=ABS((SQRT(SUMXMY2([.C165:.D165];[.C164:.D164]))/[.$H$2]))*[.$I$2]+[.A164]" office:value-type="float" office:value="34.5085514798293" calcext:value-type="float">
            <text:p>34.5085514798293</text:p>
          </table:table-cell>
          <table:table-cell office:value-type="float" office:value="1.5" calcext:value-type="float">
            <text:p>1.5</text:p>
          </table:table-cell>
          <table:table-cell office:value-type="float" office:value="1.46446280991736" calcext:value-type="float">
            <text:p>1.46446280991736</text:p>
          </table:table-cell>
          <table:table-cell office:value-type="float" office:value="0.817768595041322" calcext:value-type="float">
            <text:p>0.817768595041322</text:p>
          </table:table-cell>
          <table:table-cell table:number-columns-repeated="6"/>
        </table:table-row>
        <table:table-row table:style-name="ro1">
          <table:table-cell table:formula="of:=ABS((SQRT(SUMXMY2([.C166:.D166];[.C165:.D165]))/[.$H$2]))*[.$I$2]+[.A165]" office:value-type="float" office:value="34.6503903228045" calcext:value-type="float">
            <text:p>34.6503903228045</text:p>
          </table:table-cell>
          <table:table-cell office:value-type="float" office:value="1.5" calcext:value-type="float">
            <text:p>1.5</text:p>
          </table:table-cell>
          <table:table-cell office:value-type="float" office:value="1.45619834710744" calcext:value-type="float">
            <text:p>1.45619834710744</text:p>
          </table:table-cell>
          <table:table-cell office:value-type="float" office:value="0.811570247933884" calcext:value-type="float">
            <text:p>0.811570247933884</text:p>
          </table:table-cell>
          <table:table-cell table:number-columns-repeated="6"/>
        </table:table-row>
        <table:table-row table:style-name="ro1">
          <table:table-cell table:formula="of:=ABS((SQRT(SUMXMY2([.C167:.D167];[.C166:.D166]))/[.$H$2]))*[.$I$2]+[.A166]" office:value-type="float" office:value="34.81086265513" calcext:value-type="float">
            <text:p>34.81086265513</text:p>
          </table:table-cell>
          <table:table-cell office:value-type="float" office:value="1.5" calcext:value-type="float">
            <text:p>1.5</text:p>
          </table:table-cell>
          <table:table-cell office:value-type="float" office:value="1.44793388429752" calcext:value-type="float">
            <text:p>1.44793388429752</text:p>
          </table:table-cell>
          <table:table-cell office:value-type="float" office:value="0.803305785123967" calcext:value-type="float">
            <text:p>0.803305785123967</text:p>
          </table:table-cell>
          <table:table-cell table:number-columns-repeated="6"/>
        </table:table-row>
        <table:table-row table:style-name="ro1">
          <table:table-cell table:formula="of:=ABS((SQRT(SUMXMY2([.C168:.D168];[.C167:.D167]))/[.$H$2]))*[.$I$2]+[.A167]" office:value-type="float" office:value="34.9527014981053" calcext:value-type="float">
            <text:p>34.9527014981053</text:p>
          </table:table-cell>
          <table:table-cell office:value-type="float" office:value="1.5" calcext:value-type="float">
            <text:p>1.5</text:p>
          </table:table-cell>
          <table:table-cell office:value-type="float" office:value="1.4396694214876" calcext:value-type="float">
            <text:p>1.4396694214876</text:p>
          </table:table-cell>
          <table:table-cell office:value-type="float" office:value="0.797107438016529" calcext:value-type="float">
            <text:p>0.797107438016529</text:p>
          </table:table-cell>
          <table:table-cell table:number-columns-repeated="6"/>
        </table:table-row>
        <table:table-row table:style-name="ro1">
          <table:table-cell table:formula="of:=ABS((SQRT(SUMXMY2([.C169:.D169];[.C168:.D168]))/[.$H$2]))*[.$I$2]+[.A168]" office:value-type="float" office:value="35.0945403410804" calcext:value-type="float">
            <text:p>35.0945403410804</text:p>
          </table:table-cell>
          <table:table-cell office:value-type="float" office:value="1.5" calcext:value-type="float">
            <text:p>1.5</text:p>
          </table:table-cell>
          <table:table-cell office:value-type="float" office:value="1.43140495867769" calcext:value-type="float">
            <text:p>1.43140495867769</text:p>
          </table:table-cell>
          <table:table-cell office:value-type="float" office:value="0.790909090909091" calcext:value-type="float">
            <text:p>0.790909090909091</text:p>
          </table:table-cell>
          <table:table-cell table:number-columns-repeated="6"/>
        </table:table-row>
        <table:table-row table:style-name="ro1">
          <table:table-cell table:formula="of:=ABS((SQRT(SUMXMY2([.C170:.D170];[.C169:.D169]))/[.$H$2]))*[.$I$2]+[.A169]" office:value-type="float" office:value="35.2363791840556" calcext:value-type="float">
            <text:p>35.2363791840556</text:p>
          </table:table-cell>
          <table:table-cell office:value-type="float" office:value="1.5" calcext:value-type="float">
            <text:p>1.5</text:p>
          </table:table-cell>
          <table:table-cell office:value-type="float" office:value="1.42314049586777" calcext:value-type="float">
            <text:p>1.42314049586777</text:p>
          </table:table-cell>
          <table:table-cell office:value-type="float" office:value="0.784710743801653" calcext:value-type="float">
            <text:p>0.784710743801653</text:p>
          </table:table-cell>
          <table:table-cell table:number-columns-repeated="6"/>
        </table:table-row>
        <table:table-row table:style-name="ro1">
          <table:table-cell table:formula="of:=ABS((SQRT(SUMXMY2([.C171:.D171];[.C170:.D170]))/[.$H$2]))*[.$I$2]+[.A170]" office:value-type="float" office:value="35.3782180270309" calcext:value-type="float">
            <text:p>35.3782180270309</text:p>
          </table:table-cell>
          <table:table-cell office:value-type="float" office:value="1.5" calcext:value-type="float">
            <text:p>1.5</text:p>
          </table:table-cell>
          <table:table-cell office:value-type="float" office:value="1.41487603305785" calcext:value-type="float">
            <text:p>1.41487603305785</text:p>
          </table:table-cell>
          <table:table-cell office:value-type="float" office:value="0.778512396694215" calcext:value-type="float">
            <text:p>0.778512396694215</text:p>
          </table:table-cell>
          <table:table-cell table:number-columns-repeated="6"/>
        </table:table-row>
        <table:table-row table:style-name="ro1">
          <table:table-cell table:formula="of:=ABS((SQRT(SUMXMY2([.C172:.D172];[.C171:.D171]))/[.$H$2]))*[.$I$2]+[.A171]" office:value-type="float" office:value="35.645839020715" calcext:value-type="float">
            <text:p>35.645839020715</text:p>
          </table:table-cell>
          <table:table-cell office:value-type="float" office:value="1.5" calcext:value-type="float">
            <text:p>1.5</text:p>
          </table:table-cell>
          <table:table-cell office:value-type="float" office:value="1.39834710743802" calcext:value-type="float">
            <text:p>1.39834710743802</text:p>
          </table:table-cell>
          <table:table-cell office:value-type="float" office:value="0.768181818181818" calcext:value-type="float">
            <text:p>0.768181818181818</text:p>
          </table:table-cell>
          <table:table-cell table:number-columns-repeated="6"/>
        </table:table-row>
        <table:table-row table:style-name="ro1">
          <table:table-cell table:formula="of:=ABS((SQRT(SUMXMY2([.C173:.D173];[.C172:.D172]))/[.$H$2]))*[.$I$2]+[.A172]" office:value-type="float" office:value="35.899568056509" calcext:value-type="float">
            <text:p>35.899568056509</text:p>
          </table:table-cell>
          <table:table-cell office:value-type="float" office:value="1.5" calcext:value-type="float">
            <text:p>1.5</text:p>
          </table:table-cell>
          <table:table-cell office:value-type="float" office:value="1.38181818181818" calcext:value-type="float">
            <text:p>1.38181818181818</text:p>
          </table:table-cell>
          <table:table-cell office:value-type="float" office:value="0.759917355371901" calcext:value-type="float">
            <text:p>0.759917355371901</text:p>
          </table:table-cell>
          <table:table-cell table:number-columns-repeated="6"/>
        </table:table-row>
        <table:table-row table:style-name="ro1">
          <table:table-cell table:formula="of:=ABS((SQRT(SUMXMY2([.C174:.D174];[.C173:.D173]))/[.$H$2]))*[.$I$2]+[.A173]" office:value-type="float" office:value="36.0414068994843" calcext:value-type="float">
            <text:p>36.0414068994843</text:p>
          </table:table-cell>
          <table:table-cell office:value-type="float" office:value="1.5" calcext:value-type="float">
            <text:p>1.5</text:p>
          </table:table-cell>
          <table:table-cell office:value-type="float" office:value="1.37355371900826" calcext:value-type="float">
            <text:p>1.37355371900826</text:p>
          </table:table-cell>
          <table:table-cell office:value-type="float" office:value="0.753719008264463" calcext:value-type="float">
            <text:p>0.753719008264463</text:p>
          </table:table-cell>
          <table:table-cell table:number-columns-repeated="6"/>
        </table:table-row>
        <table:table-row table:style-name="ro1">
          <table:table-cell table:formula="of:=ABS((SQRT(SUMXMY2([.C175:.D175];[.C174:.D174]))/[.$H$2]))*[.$I$2]+[.A174]" office:value-type="float" office:value="36.2951359352782" calcext:value-type="float">
            <text:p>36.2951359352782</text:p>
          </table:table-cell>
          <table:table-cell office:value-type="float" office:value="1.5" calcext:value-type="float">
            <text:p>1.5</text:p>
          </table:table-cell>
          <table:table-cell office:value-type="float" office:value="1.35702479338843" calcext:value-type="float">
            <text:p>1.35702479338843</text:p>
          </table:table-cell>
          <table:table-cell office:value-type="float" office:value="0.745454545454545" calcext:value-type="float">
            <text:p>0.745454545454545</text:p>
          </table:table-cell>
          <table:table-cell table:number-columns-repeated="6"/>
        </table:table-row>
        <table:table-row table:style-name="ro1">
          <table:table-cell table:formula="of:=ABS((SQRT(SUMXMY2([.C176:.D176];[.C175:.D175]))/[.$H$2]))*[.$I$2]+[.A175]" office:value-type="float" office:value="36.5375102564005" calcext:value-type="float">
            <text:p>36.5375102564005</text:p>
          </table:table-cell>
          <table:table-cell office:value-type="float" office:value="1.5" calcext:value-type="float">
            <text:p>1.5</text:p>
          </table:table-cell>
          <table:table-cell office:value-type="float" office:value="1.3404958677686" calcext:value-type="float">
            <text:p>1.3404958677686</text:p>
          </table:table-cell>
          <table:table-cell office:value-type="float" office:value="0.739256198347107" calcext:value-type="float">
            <text:p>0.739256198347107</text:p>
          </table:table-cell>
          <table:table-cell table:number-columns-repeated="6"/>
        </table:table-row>
        <table:table-row table:style-name="ro1">
          <table:table-cell table:formula="of:=ABS((SQRT(SUMXMY2([.C177:.D177];[.C176:.D176]))/[.$H$2]))*[.$I$2]+[.A176]" office:value-type="float" office:value="36.7912392921945" calcext:value-type="float">
            <text:p>36.7912392921945</text:p>
          </table:table-cell>
          <table:table-cell office:value-type="float" office:value="1.5" calcext:value-type="float">
            <text:p>1.5</text:p>
          </table:table-cell>
          <table:table-cell office:value-type="float" office:value="1.32396694214876" calcext:value-type="float">
            <text:p>1.32396694214876</text:p>
          </table:table-cell>
          <table:table-cell office:value-type="float" office:value="0.73099173553719" calcext:value-type="float">
            <text:p>0.73099173553719</text:p>
          </table:table-cell>
          <table:table-cell table:number-columns-repeated="6"/>
        </table:table-row>
        <table:table-row table:style-name="ro1">
          <table:table-cell table:formula="of:=ABS((SQRT(SUMXMY2([.C178:.D178];[.C177:.D177]))/[.$H$2]))*[.$I$2]+[.A177]" office:value-type="float" office:value="37.0336136133168" calcext:value-type="float">
            <text:p>37.0336136133168</text:p>
          </table:table-cell>
          <table:table-cell office:value-type="float" office:value="1.5" calcext:value-type="float">
            <text:p>1.5</text:p>
          </table:table-cell>
          <table:table-cell office:value-type="float" office:value="1.30743801652893" calcext:value-type="float">
            <text:p>1.30743801652893</text:p>
          </table:table-cell>
          <table:table-cell office:value-type="float" office:value="0.724793388429752" calcext:value-type="float">
            <text:p>0.724793388429752</text:p>
          </table:table-cell>
          <table:table-cell table:number-columns-repeated="6"/>
        </table:table-row>
        <table:table-row table:style-name="ro1">
          <table:table-cell table:formula="of:=ABS((SQRT(SUMXMY2([.C179:.D179];[.C178:.D178]))/[.$H$2]))*[.$I$2]+[.A178]" office:value-type="float" office:value="37.2675402258777" calcext:value-type="float">
            <text:p>37.2675402258777</text:p>
          </table:table-cell>
          <table:table-cell office:value-type="float" office:value="1.5" calcext:value-type="float">
            <text:p>1.5</text:p>
          </table:table-cell>
          <table:table-cell office:value-type="float" office:value="1.29090909090909" calcext:value-type="float">
            <text:p>1.29090909090909</text:p>
          </table:table-cell>
          <table:table-cell office:value-type="float" office:value="0.720661157024793" calcext:value-type="float">
            <text:p>0.720661157024793</text:p>
          </table:table-cell>
          <table:table-cell table:number-columns-repeated="6"/>
        </table:table-row>
        <table:table-row table:style-name="ro1">
          <table:table-cell table:formula="of:=ABS((SQRT(SUMXMY2([.C180:.D180];[.C179:.D179]))/[.$H$2]))*[.$I$2]+[.A179]" office:value-type="float" office:value="37.509914547" calcext:value-type="float">
            <text:p>37.509914547</text:p>
          </table:table-cell>
          <table:table-cell office:value-type="float" office:value="1.5" calcext:value-type="float">
            <text:p>1.5</text:p>
          </table:table-cell>
          <table:table-cell office:value-type="float" office:value="1.27438016528926" calcext:value-type="float">
            <text:p>1.27438016528926</text:p>
          </table:table-cell>
          <table:table-cell office:value-type="float" office:value="0.714462809917355" calcext:value-type="float">
            <text:p>0.714462809917355</text:p>
          </table:table-cell>
          <table:table-cell table:number-columns-repeated="6"/>
        </table:table-row>
        <table:table-row table:style-name="ro1">
          <table:table-cell table:formula="of:=ABS((SQRT(SUMXMY2([.C181:.D181];[.C180:.D180]))/[.$H$2]))*[.$I$2]+[.A180]" office:value-type="float" office:value="37.7386228091574" calcext:value-type="float">
            <text:p>37.7386228091574</text:p>
          </table:table-cell>
          <table:table-cell office:value-type="float" office:value="1.5" calcext:value-type="float">
            <text:p>1.5</text:p>
          </table:table-cell>
          <table:table-cell office:value-type="float" office:value="1.25785123966942" calcext:value-type="float">
            <text:p>1.25785123966942</text:p>
          </table:table-cell>
          <table:table-cell office:value-type="float" office:value="0.712396694214876" calcext:value-type="float">
            <text:p>0.712396694214876</text:p>
          </table:table-cell>
          <table:table-cell table:number-columns-repeated="6"/>
        </table:table-row>
        <table:table-row table:style-name="ro1">
          <table:table-cell table:formula="of:=ABS((SQRT(SUMXMY2([.C182:.D182];[.C181:.D181]))/[.$H$2]))*[.$I$2]+[.A181]" office:value-type="float" office:value="37.9725494217182" calcext:value-type="float">
            <text:p>37.9725494217182</text:p>
          </table:table-cell>
          <table:table-cell office:value-type="float" office:value="1.5" calcext:value-type="float">
            <text:p>1.5</text:p>
          </table:table-cell>
          <table:table-cell office:value-type="float" office:value="1.24132231404959" calcext:value-type="float">
            <text:p>1.24132231404959</text:p>
          </table:table-cell>
          <table:table-cell office:value-type="float" office:value="0.708264462809917" calcext:value-type="float">
            <text:p>0.708264462809917</text:p>
          </table:table-cell>
          <table:table-cell table:number-columns-repeated="6"/>
        </table:table-row>
        <table:table-row table:style-name="ro1">
          <table:table-cell table:formula="of:=ABS((SQRT(SUMXMY2([.C183:.D183];[.C182:.D182]))/[.$H$2]))*[.$I$2]+[.A182]" office:value-type="float" office:value="38.2012576838756" calcext:value-type="float">
            <text:p>38.2012576838756</text:p>
          </table:table-cell>
          <table:table-cell office:value-type="float" office:value="1.5" calcext:value-type="float">
            <text:p>1.5</text:p>
          </table:table-cell>
          <table:table-cell office:value-type="float" office:value="1.22479338842975" calcext:value-type="float">
            <text:p>1.22479338842975</text:p>
          </table:table-cell>
          <table:table-cell office:value-type="float" office:value="0.706198347107438" calcext:value-type="float">
            <text:p>0.706198347107438</text:p>
          </table:table-cell>
          <table:table-cell table:number-columns-repeated="6"/>
        </table:table-row>
        <table:table-row table:style-name="ro1">
          <table:table-cell table:formula="of:=ABS((SQRT(SUMXMY2([.C184:.D184];[.C183:.D183]))/[.$H$2]))*[.$I$2]+[.A183]" office:value-type="float" office:value="38.4299659460328" calcext:value-type="float">
            <text:p>38.4299659460328</text:p>
          </table:table-cell>
          <table:table-cell office:value-type="float" office:value="1.5" calcext:value-type="float">
            <text:p>1.5</text:p>
          </table:table-cell>
          <table:table-cell office:value-type="float" office:value="1.20826446280992" calcext:value-type="float">
            <text:p>1.20826446280992</text:p>
          </table:table-cell>
          <table:table-cell office:value-type="float" office:value="0.704132231404959" calcext:value-type="float">
            <text:p>0.704132231404959</text:p>
          </table:table-cell>
          <table:table-cell table:number-columns-repeated="6"/>
        </table:table-row>
        <table:table-row table:style-name="ro1">
          <table:table-cell table:formula="of:=ABS((SQRT(SUMXMY2([.C185:.D185];[.C184:.D184]))/[.$H$2]))*[.$I$2]+[.A184]" office:value-type="float" office:value="38.6586742081902" calcext:value-type="float">
            <text:p>38.6586742081902</text:p>
          </table:table-cell>
          <table:table-cell office:value-type="float" office:value="1.5" calcext:value-type="float">
            <text:p>1.5</text:p>
          </table:table-cell>
          <table:table-cell office:value-type="float" office:value="1.19173553719008" calcext:value-type="float">
            <text:p>1.19173553719008</text:p>
          </table:table-cell>
          <table:table-cell office:value-type="float" office:value="0.702066115702479" calcext:value-type="float">
            <text:p>0.702066115702479</text:p>
          </table:table-cell>
          <table:table-cell table:number-columns-repeated="6"/>
        </table:table-row>
        <table:table-row table:style-name="ro1">
          <table:table-cell table:formula="of:=ABS((SQRT(SUMXMY2([.C186:.D186];[.C185:.D185]))/[.$H$2]))*[.$I$2]+[.A185]" office:value-type="float" office:value="38.8873824703474" calcext:value-type="float">
            <text:p>38.8873824703474</text:p>
          </table:table-cell>
          <table:table-cell office:value-type="float" office:value="1.5" calcext:value-type="float">
            <text:p>1.5</text:p>
          </table:table-cell>
          <table:table-cell office:value-type="float" office:value="1.17520661157025" calcext:value-type="float">
            <text:p>1.17520661157025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table:formula="of:=ABS((SQRT(SUMXMY2([.C187:.D187];[.C186:.D186]))/[.$H$2]))*[.$I$2]+[.A186]" office:value-type="float" office:value="39.1143246191078" calcext:value-type="float">
            <text:p>39.1143246191078</text:p>
          </table:table-cell>
          <table:table-cell office:value-type="float" office:value="1.5" calcext:value-type="float">
            <text:p>1.5</text:p>
          </table:table-cell>
          <table:table-cell office:value-type="float" office:value="1.15867768595041" calcext:value-type="float">
            <text:p>1.15867768595041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table:formula="of:=ABS((SQRT(SUMXMY2([.C188:.D188];[.C187:.D187]))/[.$H$2]))*[.$I$2]+[.A187]" office:value-type="float" office:value="39.3412667678681" calcext:value-type="float">
            <text:p>39.3412667678681</text:p>
          </table:table-cell>
          <table:table-cell office:value-type="float" office:value="1.5" calcext:value-type="float">
            <text:p>1.5</text:p>
          </table:table-cell>
          <table:table-cell office:value-type="float" office:value="1.14214876033058" calcext:value-type="float">
            <text:p>1.14214876033058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table:formula="of:=ABS((SQRT(SUMXMY2([.C189:.D189];[.C188:.D188]))/[.$H$2]))*[.$I$2]+[.A188]" office:value-type="float" office:value="39.4263700736533" calcext:value-type="float">
            <text:p>39.4263700736533</text:p>
          </table:table-cell>
          <table:table-cell office:value-type="float" office:value="1.5" calcext:value-type="float">
            <text:p>1.5</text:p>
          </table:table-cell>
          <table:table-cell office:value-type="float" office:value="1.13595041322314" calcext:value-type="float">
            <text:p>1.13595041322314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30T14:10:22.120516683</dc:date>
    <meta:editing-duration>PT19M57S</meta:editing-duration>
    <meta:editing-cycles>7</meta:editing-cycles>
    <meta:generator>LibreOffice/7.3.7.2$Linux_X86_64 LibreOffice_project/30$Build-2</meta:generator>
    <meta:document-statistic meta:table-count="1" meta:cell-count="762" meta:object-count="0"/>
  </office:meta>
</office:document-meta>
</file>